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15">//!</text:span></text:h>
      <text:h text:style-name="Default"><text:s text:c="2"/>2<text:s text:c="2"/><text:span text:style-name="style15">//! проект Aurora - штормовой и экстремальный ход корабля</text:span></text:h>
      <text:h text:style-name="Default"><text:s text:c="2"/>3<text:s text:c="2"/><text:span text:style-name="style2">//<text:s text:c="3"/>┌───────────────────────────────────────────────╖</text:span></text:h>
      <text:h text:style-name="Default"><text:s text:c="2"/>4<text:s text:c="2"/><text:span text:style-name="style2">//<text:s text:c="3"/>│<text:s text:c="2"/>↓<text:s text:c="2"/>корпус ─&gt; волны ─&gt; графика<text:s text:c="16"/>║</text:span></text:h>
      <text:h text:style-name="Default"><text:s text:c="2"/>5<text:s text:c="2"/><text:span text:style-name="style2">//<text:s text:c="3"/>│<text:s text:c="2"/>↓<text:s text:c="2"/>статика ─&gt; динамика ─&gt; реакции<text:s text:c="12"/>║</text:span></text:h>
      <text:h text:style-name="Default"><text:s text:c="2"/>6<text:s text:c="2"/><text:span text:style-name="style2">//<text:s text:c="3"/>│<text:s text:c="2"/>↨<text:s text:c="2"/>кинематика ─&gt; излучение ─&gt; гидромеханика<text:s text:c="2"/>║</text:span></text:h>
      <text:h text:style-name="Default"><text:s text:c="2"/>7<text:s text:c="2"/><text:span text:style-name="style2">//<text:s text:c="3"/>╞═══════════════════════════════════════════════╝</text:span></text:h>
      <text:h text:style-name="Default"><text:s text:c="2"/>8<text:s text:c="2"/><text:span text:style-name="style2">//<text:s text:c="3"/>└── ©2018-23 Санкт-Петербург — Южно-Сахалинск — Могилев — Друть — ‏יְרוּשָׁלַיִם</text:span></text:h>
      <text:h text:style-name="Default"><text:s text:c="2"/>9<text:s text:c="2"/><text:span text:style-name="style2">//</text:span></text:h>
      <text:h text:style-name="Default"><text:s text:c="1"/>10<text:s text:c="2"/><text:span text:style-name="style9">#include "Aurora.h"</text:span></text:h>
      <text:h text:style-name="Default"><text:s text:c="1"/>11<text:s text:c="2"/></text:h>
      <text:h text:style-name="Default"><text:s text:c="1"/>12<text:s text:c="2"/><text:span text:style-name="style5">bool </text:span><text:span text:style-name="style11">logTime</text:span><text:span text:style-name="style10">(){ </text:span><text:span text:style-name="style5">const </text:span><text:span text:style-name="style11">Field </text:span><text:span text:style-name="style10">&amp;</text:span><text:span text:style-name="style11">S</text:span><text:span text:style-name="style10">=*</text:span><text:span text:style-name="style11">Storm</text:span><text:span text:style-name="style10">; </text:span><text:span text:style-name="style5">if</text:span><text:span text:style-name="style10">( !</text:span><text:span text:style-name="style11">VIL </text:span><text:span text:style-name="style10">|| </text:span><text:span text:style-name="style11">S</text:span><text:span text:style-name="style10">.</text:span><text:span text:style-name="style11">Kt</text:span><text:span text:style-name="style10">&lt;</text:span><text:span text:style-name="style4">2 </text:span><text:span text:style-name="style10">)</text:span><text:span text:style-name="style5">return false</text:span><text:span text:style-name="style10">; </text:span><text:span text:style-name="style5">else</text:span></text:h>
      <text:h text:style-name="Default"><text:s text:c="1"/>13<text:s text:c="2"/><text:s text:c="1"/><text:span text:style-name="style5">return </text:span><text:span text:style-name="style4">0</text:span><text:span text:style-name="style10">&lt;</text:span><text:span text:style-name="style11">fprintf</text:span><text:span text:style-name="style10">( </text:span><text:span text:style-name="style11">VIL</text:span><text:span text:style-name="style10">,</text:span><text:span text:style-name="style6">"\n%9s/%-4d"</text:span><text:span text:style-name="style10">,</text:span><text:span text:style-name="style11">DtoA</text:span><text:span text:style-name="style10">(</text:span><text:span text:style-name="style11">Storm</text:span><text:span text:style-name="style10">-&gt;</text:span><text:span text:style-name="style11">Trun</text:span><text:span text:style-name="style10">/</text:span><text:span text:style-name="style4">3600</text:span><text:span text:style-name="style10">,-</text:span><text:span text:style-name="style4">3</text:span><text:span text:style-name="style10">),</text:span><text:span text:style-name="style11">Storm</text:span><text:span text:style-name="style10">-&gt;</text:span><text:span text:style-name="style11">Kt </text:span><text:span text:style-name="style10">); }</text:span></text:h>
      <text:h text:style-name="Default"><text:s text:c="1"/>14<text:s text:c="2"/><text:span text:style-name="style5">void </text:span><text:span text:style-name="style11">logMeta</text:span><text:span text:style-name="style10">(){ </text:span><text:span text:style-name="style5">if</text:span><text:span text:style-name="style10">( </text:span><text:span text:style-name="style11">VIL </text:span><text:span text:style-name="style10">){ </text:span><text:span text:style-name="style5">const </text:span><text:span text:style-name="style11">Hull </text:span><text:span text:style-name="style10">&amp;</text:span><text:span text:style-name="style11">S</text:span><text:span text:style-name="style10">=*</text:span><text:span text:style-name="style11">Vessel</text:span><text:span text:style-name="style10">;</text:span></text:h>
      <text:h text:style-name="Default"><text:s text:c="1"/>15<text:s text:c="2"/><text:s text:c="1"/><text:span text:style-name="style11">fprintf</text:span><text:span text:style-name="style10">(</text:span><text:span text:style-name="style11">VIL</text:span><text:span text:style-name="style10">,</text:span><text:span text:style-name="style6">"\n<text:s text:c="2"/>⇒ Гидростатика: С{ x=%.1f, z=%.2f }, zG=%.2f, r=%.2f, h=%.2f"</text:span></text:h>
      <text:h text:style-name="Default"><text:s text:c="1"/>16<text:s text:c="2"/><text:s text:c="1"/><text:span text:style-name="style10">+ </text:span><text:span text:style-name="style11">logTime</text:span><text:span text:style-name="style10">(), </text:span><text:span text:style-name="style11">S</text:span><text:span text:style-name="style10">.</text:span><text:span text:style-name="style11">Buoyancy</text:span><text:span text:style-name="style10">.</text:span><text:span text:style-name="style11">x</text:span><text:span text:style-name="style10">,</text:span><text:span text:style-name="style11">S</text:span><text:span text:style-name="style10">.</text:span><text:span text:style-name="style11">Buoyancy</text:span><text:span text:style-name="style10">.</text:span><text:span text:style-name="style11">z</text:span><text:span text:style-name="style10">,</text:span><text:span text:style-name="style11">S</text:span><text:span text:style-name="style10">.</text:span><text:span text:style-name="style11">Gravity</text:span><text:span text:style-name="style10">.</text:span><text:span text:style-name="style11">z</text:span><text:span text:style-name="style10">,</text:span></text:h>
      <text:h text:style-name="Default"><text:s text:c="1"/>17<text:s text:c="2"/><text:s text:c="14"/><text:span text:style-name="style11">S</text:span><text:span text:style-name="style10">.</text:span><text:span text:style-name="style11">Metacenter</text:span><text:span text:style-name="style10">.</text:span><text:span text:style-name="style11">z</text:span><text:span text:style-name="style10">-</text:span><text:span text:style-name="style11">S</text:span><text:span text:style-name="style10">.</text:span><text:span text:style-name="style11">Buoyancy</text:span><text:span text:style-name="style10">.</text:span><text:span text:style-name="style11">z</text:span><text:span text:style-name="style10">,</text:span><text:span text:style-name="style11">S</text:span><text:span text:style-name="style10">.</text:span><text:span text:style-name="style11">hX </text:span><text:span text:style-name="style10">); } }</text:span></text:h>
      <text:h text:style-name="Default"><text:s text:c="1"/>18<text:s text:c="2"/><text:span text:style-name="style5">void </text:span><text:span text:style-name="style11">logHydro</text:span><text:span text:style-name="style10">(){ </text:span><text:span text:style-name="style5">if</text:span><text:span text:style-name="style10">( </text:span><text:span text:style-name="style11">VIL </text:span><text:span text:style-name="style10">){ </text:span><text:span text:style-name="style5">const byte </text:span><text:span text:style-name="style11">St</text:span><text:span text:style-name="style10">=</text:span><text:span text:style-name="style11">Vessel</text:span><text:span text:style-name="style10">-&gt;</text:span><text:span text:style-name="style11">Statum</text:span><text:span text:style-name="style10">;</text:span></text:h>
      <text:h text:style-name="Default"><text:s text:c="1"/>19<text:s text:c="2"/><text:s text:c="5"/><text:span text:style-name="style11">fprintf</text:span><text:span text:style-name="style10">(</text:span><text:span text:style-name="style11">VIL</text:span><text:span text:style-name="style10">,</text:span><text:span text:style-name="style6">"\n<text:s text:c="2"/>⇒ Гидромеханика[%d]: %s"</text:span><text:span text:style-name="style10">+</text:span><text:span text:style-name="style11">logTime</text:span><text:span text:style-name="style10">(),</text:span><text:span text:style-name="style11">St</text:span><text:span text:style-name="style10">,</text:span><text:span text:style-name="style11">Model</text:span><text:span text:style-name="style10">[</text:span><text:span text:style-name="style11">St</text:span><text:span text:style-name="style10">]); } }</text:span></text:h>
      <text:h text:style-name="Default"><text:s text:c="1"/>20<text:s text:c="2"/><text:span text:style-name="style5">void </text:span><text:span text:style-name="style11">logDamp</text:span><text:span text:style-name="style10">(){ </text:span><text:span text:style-name="style5">if</text:span><text:span text:style-name="style10">( </text:span><text:span text:style-name="style11">VIL </text:span><text:span text:style-name="style10">){ </text:span><text:span text:style-name="style11">_Vector F</text:span><text:span text:style-name="style10">=</text:span><text:span text:style-name="style11">Vessel</text:span><text:span text:style-name="style10">-&gt;</text:span><text:span text:style-name="style11">muF</text:span><text:span text:style-name="style10">,</text:span><text:span text:style-name="style11">M</text:span><text:span text:style-name="style10">=</text:span><text:span text:style-name="style11">Vessel</text:span><text:span text:style-name="style10">-&gt;</text:span><text:span text:style-name="style11">muM</text:span><text:span text:style-name="style10">;</text:span></text:h>
      <text:h text:style-name="Default"><text:s text:c="1"/>21<text:s text:c="2"/><text:span text:style-name="style11">fprintf</text:span><text:span text:style-name="style10">( </text:span><text:span text:style-name="style11">VIL</text:span><text:span text:style-name="style10">,</text:span><text:span text:style-name="style6">"\n<text:s text:c="2"/>⇒ Демпфирование: μV{ ξ=%4.2lf, η=%4.2lf, ζ=%4.2lf };"</text:span></text:h>
      <text:h text:style-name="Default"><text:s text:c="1"/>22<text:s text:c="2"/><text:s text:c="2"/><text:span text:style-name="style6">" μω{ θ=%4.2lf, ψ=%4.2lf, χ=%4.2lf }, Kv=%0.2lg"</text:span><text:span text:style-name="style10">+</text:span><text:span text:style-name="style11">logTime</text:span><text:span text:style-name="style10">(),</text:span></text:h>
      <text:h text:style-name="Default"><text:s text:c="1"/>23<text:s text:c="2"/><text:s text:c="8"/><text:span text:style-name="style11">F</text:span><text:span text:style-name="style10">.</text:span><text:span text:style-name="style11">x</text:span><text:span text:style-name="style10">,</text:span><text:span text:style-name="style11">F</text:span><text:span text:style-name="style10">.</text:span><text:span text:style-name="style11">y</text:span><text:span text:style-name="style10">,</text:span><text:span text:style-name="style11">F</text:span><text:span text:style-name="style10">.</text:span><text:span text:style-name="style11">z</text:span><text:span text:style-name="style10">,</text:span><text:span text:style-name="style11">M</text:span><text:span text:style-name="style10">.</text:span><text:span text:style-name="style11">x</text:span><text:span text:style-name="style10">,</text:span><text:span text:style-name="style11">M</text:span><text:span text:style-name="style10">.</text:span><text:span text:style-name="style11">y</text:span><text:span text:style-name="style10">,</text:span><text:span text:style-name="style11">M</text:span><text:span text:style-name="style10">.</text:span><text:span text:style-name="style11">z</text:span><text:span text:style-name="style10">,</text:span><text:span text:style-name="style11">Vessel</text:span><text:span text:style-name="style10">-&gt;</text:span><text:span text:style-name="style11">Kv </text:span><text:span text:style-name="style10">); } }</text:span></text:h>
      <text:h text:style-name="Default"><text:s text:c="1"/>24<text:s text:c="2"/><text:span text:style-name="style5">void </text:span><text:span text:style-name="style11">Model_Config</text:span><text:span text:style-name="style10">( </text:span><text:span text:style-name="style11">Window</text:span><text:span text:style-name="style10">* </text:span><text:span text:style-name="style11">Win </text:span><text:span text:style-name="style10">){ </text:span><text:span text:style-name="style5">byte </text:span><text:span text:style-name="style10">&amp;</text:span><text:span text:style-name="style11">St</text:span><text:span text:style-name="style10">=</text:span><text:span text:style-name="style11">Vessel</text:span><text:span text:style-name="style10">-&gt;</text:span><text:span text:style-name="style11">Statum</text:span><text:span text:style-name="style10">,</text:span><text:span text:style-name="style11">ans</text:span><text:span text:style-name="style10">=</text:span><text:span text:style-name="style11">St</text:span><text:span text:style-name="style10">;</text:span></text:h>
      <text:h text:style-name="Default"><text:s text:c="1"/>25<text:s text:c="2"/><text:s text:c="2"/><text:span text:style-name="style11">Mlist Menu</text:span><text:span text:style-name="style10">[]={ {</text:span><text:span text:style-name="style4">1</text:span><text:span text:style-name="style10">,</text:span><text:span text:style-name="style4">0</text:span><text:span text:style-name="style10">,</text:span><text:span text:style-name="style6">"<text:s text:c="2"/>Выбор модели гидромеханики корабля"</text:span><text:span text:style-name="style10">},{</text:span><text:span text:style-name="style4">2</text:span><text:span text:style-name="style10">,</text:span><text:span text:style-name="style4">45</text:span><text:span text:style-name="style10">,</text:span><text:span text:style-name="style11">Model</text:span><text:span text:style-name="style10">[</text:span><text:span text:style-name="style4">0</text:span><text:span text:style-name="style10">]},</text:span></text:h>
      <text:h text:style-name="Default"><text:s text:c="1"/>26<text:s text:c="2"/><text:s text:c="13"/><text:span text:style-name="style10">{</text:span><text:span text:style-name="style4">1</text:span><text:span text:style-name="style10">,</text:span><text:span text:style-name="style4">45</text:span><text:span text:style-name="style10">,</text:span><text:span text:style-name="style11">Model</text:span><text:span text:style-name="style10">[</text:span><text:span text:style-name="style4">1</text:span><text:span text:style-name="style10">]},{</text:span><text:span text:style-name="style4">1</text:span><text:span text:style-name="style10">,</text:span><text:span text:style-name="style4">45</text:span><text:span text:style-name="style10">,</text:span><text:span text:style-name="style11">Model</text:span><text:span text:style-name="style10">[</text:span><text:span text:style-name="style4">2</text:span><text:span text:style-name="style10">]},{</text:span><text:span text:style-name="style4">1</text:span><text:span text:style-name="style10">,</text:span><text:span text:style-name="style4">45</text:span><text:span text:style-name="style10">,</text:span><text:span text:style-name="style11">Model</text:span><text:span text:style-name="style10">[</text:span><text:span text:style-name="style4">3</text:span><text:span text:style-name="style10">]},{</text:span><text:span text:style-name="style4">1</text:span><text:span text:style-name="style10">,</text:span><text:span text:style-name="style4">45</text:span><text:span text:style-name="style10">,</text:span><text:span text:style-name="style11">Model</text:span><text:span text:style-name="style10">[</text:span><text:span text:style-name="style4">4</text:span><text:span text:style-name="style10">]} };</text:span></text:h>
      <text:h text:style-name="Default"><text:s text:c="1"/>27<text:s text:c="2"/><text:s text:c="2"/><text:span text:style-name="style11">TextMenu T</text:span><text:span text:style-name="style10">( </text:span><text:span text:style-name="style11">Mlist</text:span><text:span text:style-name="style10">( </text:span><text:span text:style-name="style11">Menu </text:span><text:span text:style-name="style10">),</text:span><text:span text:style-name="style11">Win</text:span><text:span text:style-name="style10">,</text:span><text:span text:style-name="style4">47</text:span><text:span text:style-name="style10">,</text:span><text:span text:style-name="style4">1 </text:span><text:span text:style-name="style10">);</text:span></text:h>
      <text:h text:style-name="Default"><text:s text:c="1"/>28<text:s text:c="2"/><text:s text:c="2"/><text:span text:style-name="style5">if</text:span><text:span text:style-name="style10">( (</text:span><text:span text:style-name="style11">ans</text:span><text:span text:style-name="style10">=</text:span><text:span text:style-name="style11">T</text:span><text:span text:style-name="style10">.</text:span><text:span text:style-name="style11">Answer</text:span><text:span text:style-name="style10">( </text:span><text:span text:style-name="style11">ans</text:span><text:span text:style-name="style10">+</text:span><text:span text:style-name="style4">1 </text:span><text:span text:style-name="style10">)-</text:span><text:span text:style-name="style4">1</text:span><text:span text:style-name="style10">)==</text:span><text:span text:style-name="style11">_Esc</text:span><text:span text:style-name="style10">-</text:span><text:span text:style-name="style4">1 </text:span><text:span text:style-name="style10">)</text:span><text:span text:style-name="style11">ans</text:span><text:span text:style-name="style10">=</text:span><text:span text:style-name="style11">St</text:span><text:span text:style-name="style10">;</text:span></text:h>
      <text:h text:style-name="Default"><text:s text:c="1"/>29<text:s text:c="2"/><text:s text:c="2"/><text:span text:style-name="style5">if</text:span><text:span text:style-name="style10">( </text:span><text:span text:style-name="style11">ans</text:span><text:span text:style-name="style10">!=</text:span><text:span text:style-name="style11">St </text:span><text:span text:style-name="style10">){ </text:span><text:span text:style-name="style11">St</text:span><text:span text:style-name="style10">=</text:span><text:span text:style-name="style11">ans</text:span><text:span text:style-name="style10">; </text:span><text:span text:style-name="style11">logHydro</text:span><text:span text:style-name="style10">(); }</text:span></text:h>
      <text:h text:style-name="Default"><text:s text:c="1"/>30<text:s text:c="2"/><text:span text:style-name="style10">}</text:span></text:h>
      <text:h text:style-name="Default"><text:s text:c="1"/>31<text:s text:c="2"/><text:span text:style-name="style2">//<text:s text:c="2"/>блок протокола по экстремальным событиям в параметрах качки корпуса корабля</text:span></text:h>
      <text:h text:style-name="Default"><text:s text:c="1"/>32<text:s text:c="2"/><text:span text:style-name="style2">//</text:span></text:h>
      <text:h text:style-name="Default"><text:s text:c="1"/>33<text:s text:c="2"/><text:span text:style-name="style5">static bool </text:span><text:span text:style-name="style11">shortEx</text:span><text:span text:style-name="style10">=</text:span><text:span text:style-name="style5">false</text:span><text:span text:style-name="style10">;</text:span></text:h>
      <text:h text:style-name="Default"><text:s text:c="1"/>34<text:s text:c="2"/><text:span text:style-name="style5">static bool </text:span><text:span text:style-name="style11">extFix</text:span><text:span text:style-name="style10">( </text:span><text:span text:style-name="style5">Real </text:span><text:span text:style-name="style10">*</text:span><text:span text:style-name="style11">W</text:span><text:span text:style-name="style10">, </text:span><text:span text:style-name="style5">Real </text:span><text:span text:style-name="style11">c </text:span><text:span text:style-name="style10">){ </text:span><text:span text:style-name="style5">bool </text:span><text:span text:style-name="style11">ret</text:span><text:span text:style-name="style10">=</text:span><text:span text:style-name="style5">false</text:span><text:span text:style-name="style10">; </text:span><text:span text:style-name="style11">c</text:span><text:span text:style-name="style10">=</text:span><text:span text:style-name="style11">e5</text:span><text:span text:style-name="style10">( </text:span><text:span text:style-name="style11">c </text:span><text:span text:style-name="style10">);</text:span></text:h>
      <text:h text:style-name="Default"><text:s text:c="1"/>35<text:s text:c="2"/><text:s text:c="2"/><text:span text:style-name="style5">if</text:span><text:span text:style-name="style10">( </text:span><text:span text:style-name="style11">W</text:span><text:span text:style-name="style10">[</text:span><text:span text:style-name="style4">0</text:span><text:span text:style-name="style10">]!=</text:span><text:span text:style-name="style11">W</text:span><text:span text:style-name="style10">[</text:span><text:span text:style-name="style4">1</text:span><text:span text:style-name="style10">] )</text:span><text:span text:style-name="style5">if</text:span><text:span text:style-name="style10">( </text:span><text:span text:style-name="style11">W</text:span><text:span text:style-name="style10">[</text:span><text:span text:style-name="style4">1</text:span><text:span text:style-name="style10">]==</text:span><text:span text:style-name="style11">c </text:span><text:span text:style-name="style10">|| (</text:span><text:span text:style-name="style11">c</text:span><text:span text:style-name="style10">-</text:span><text:span text:style-name="style11">W</text:span><text:span text:style-name="style10">[</text:span><text:span text:style-name="style4">1</text:span><text:span text:style-name="style10">])*(</text:span><text:span text:style-name="style11">W</text:span><text:span text:style-name="style10">[</text:span><text:span text:style-name="style4">1</text:span><text:span text:style-name="style10">]-</text:span><text:span text:style-name="style11">W</text:span><text:span text:style-name="style10">[</text:span><text:span text:style-name="style4">0</text:span><text:span text:style-name="style10">])&lt;</text:span><text:span text:style-name="style4">0.0 </text:span><text:span text:style-name="style10">) </text:span><text:span text:style-name="style2">// экстремум вперёд</text:span></text:h>
      <text:h text:style-name="Default"><text:s text:c="1"/>36<text:s text:c="2"/><text:s text:c="2"/><text:span text:style-name="style10">{ </text:span><text:span text:style-name="style5">if</text:span><text:span text:style-name="style10">( </text:span><text:span text:style-name="style11">fabs</text:span><text:span text:style-name="style10">( </text:span><text:span text:style-name="style11">c </text:span><text:span text:style-name="style10">)&gt;</text:span><text:span text:style-name="style11">fabs</text:span><text:span text:style-name="style10">( </text:span><text:span text:style-name="style11">W</text:span><text:span text:style-name="style10">[</text:span><text:span text:style-name="style4">2</text:span><text:span text:style-name="style10">] ) ){ </text:span><text:span text:style-name="style11">W</text:span><text:span text:style-name="style10">[</text:span><text:span text:style-name="style4">2</text:span><text:span text:style-name="style10">]=</text:span><text:span text:style-name="style11">c</text:span><text:span text:style-name="style10">; </text:span><text:span text:style-name="style11">ret</text:span><text:span text:style-name="style10">=</text:span><text:span text:style-name="style5">true</text:span><text:span text:style-name="style10">; } </text:span><text:span text:style-name="style5">else </text:span><text:span text:style-name="style11">ret</text:span><text:span text:style-name="style10">=!</text:span><text:span text:style-name="style11">shortEx</text:span><text:span text:style-name="style10">;</text:span></text:h>
      <text:h text:style-name="Default"><text:s text:c="1"/>37<text:s text:c="2"/><text:s text:c="2"/><text:span text:style-name="style10">} </text:span><text:span text:style-name="style11">W</text:span><text:span text:style-name="style10">[</text:span><text:span text:style-name="style4">0</text:span><text:span text:style-name="style10">]=</text:span><text:span text:style-name="style11">W</text:span><text:span text:style-name="style10">[</text:span><text:span text:style-name="style4">1</text:span><text:span text:style-name="style10">]; </text:span><text:span text:style-name="style11">W</text:span><text:span text:style-name="style10">[</text:span><text:span text:style-name="style4">1</text:span><text:span text:style-name="style10">]=</text:span><text:span text:style-name="style11">c</text:span><text:span text:style-name="style10">; </text:span><text:span text:style-name="style5">return </text:span><text:span text:style-name="style11">ret</text:span><text:span text:style-name="style10">;</text:span></text:h>
      <text:h text:style-name="Default"><text:s text:c="1"/>38<text:s text:c="2"/><text:span text:style-name="style10">}</text:span></text:h>
      <text:h text:style-name="Default"><text:s text:c="1"/>39<text:s text:c="2"/><text:span text:style-name="style5">static void </text:span><text:span text:style-name="style11">PtoG</text:span><text:span text:style-name="style10">( </text:span><text:span text:style-name="style5">char </text:span><text:span text:style-name="style10">*</text:span><text:span text:style-name="style11">s </text:span><text:span text:style-name="style10">)</text:span></text:h>
      <text:h text:style-name="Default"><text:s text:c="1"/>40<text:s text:c="2"/><text:span text:style-name="style10">{ </text:span><text:span text:style-name="style5">for</text:span><text:span text:style-name="style10">( 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s</text:span><text:span text:style-name="style10">[</text:span><text:span text:style-name="style11">i</text:span><text:span text:style-name="style10">]; </text:span><text:span text:style-name="style11">i</text:span><text:span text:style-name="style10">++ )</text:span><text:span text:style-name="style5">if</text:span><text:span text:style-name="style10">( </text:span><text:span text:style-name="style11">s</text:span><text:span text:style-name="style10">[</text:span><text:span text:style-name="style11">i</text:span><text:span text:style-name="style10">]==</text:span><text:span text:style-name="style7">'.' </text:span><text:span text:style-name="style10">)</text:span><text:span text:style-name="style11">Uset</text:span><text:span text:style-name="style10">( </text:span><text:span text:style-name="style11">s</text:span><text:span text:style-name="style10">+</text:span><text:span text:style-name="style11">i</text:span><text:span text:style-name="style10">,</text:span><text:span text:style-name="style4">0</text:span><text:span text:style-name="style10">,</text:span><text:span text:style-name="style6">"°" </text:span><text:span text:style-name="style10">);<text:s text:c="8"/></text:span><text:span text:style-name="style2">// градусы°</text:span></text:h>
      <text:h text:style-name="Default"><text:s text:c="1"/>41<text:s text:c="2"/><text:span text:style-name="style10">}</text:span></text:h>
      <text:h text:style-name="Default"><text:s text:c="1"/>42<text:s text:c="2"/><text:span text:style-name="style9">#include &lt;unistd.h&gt;</text:span></text:h>
      <text:h text:style-name="Default"><text:s text:c="1"/>43<text:s text:c="2"/><text:span text:style-name="style5">void </text:span><text:span text:style-name="style11">logStop</text:span><text:span text:style-name="style10">();</text:span></text:h>
      <text:h text:style-name="Default"><text:s text:c="1"/>44<text:s text:c="2"/><text:span text:style-name="style15">//!<text:s text:c="3"/>регистрация экстремальных событий в ходе вычислительно эксперимента</text:span></text:h>
      <text:h text:style-name="Default"><text:s text:c="1"/>45<text:s text:c="2"/><text:span text:style-name="style2">//<text:s text:c="4"/>смещение { ξ η ζ }м, углы поворота { ϑ ψ χ }°</text:span></text:h>
      <text:h text:style-name="Default"><text:s text:c="1"/>46<text:s text:c="2"/><text:span text:style-name="style2">//<text:s text:c="4"/>〈•〉-экстремум;<text:s text:c="2"/>〈·〉-сопутствующие отсчеты</text:span></text:h>
      <text:h text:style-name="Default"><text:s text:c="1"/>47<text:s text:c="2"/><text:span text:style-name="style2">//<text:s text:c="4"/>〈П÷Л〉 Б-〈П÷Л〉на борт (π/30); Р-руль〈П÷Л〉 полборта (π/60);</text:span></text:h>
      <text:h text:style-name="Default"><text:s text:c="1"/>48<text:s text:c="2"/><text:span text:style-name="style2">//<text:s text:c="9"/>М-помалу〈П÷Л〉=авторулевой (π/120)</text:span></text:h>
      <text:h text:style-name="Default"><text:s text:c="1"/>49<text:s text:c="2"/><text:span text:style-name="style2">//<text:s text:c="62"/>4 32 64 128</text:span></text:h>
      <text:h text:style-name="Default"><text:s text:c="1"/>50<text:s text:c="2"/><text:span text:style-name="style5">static Real </text:span><text:span text:style-name="style11">wV</text:span><text:span text:style-name="style10">[</text:span><text:span text:style-name="style4">24</text:span><text:span text:style-name="style10">],<text:s text:c="39"/></text:span><text:span text:style-name="style2">// W{ x=8 y=16 z=2 }</text:span></text:h>
      <text:h text:style-name="Default"><text:s text:c="1"/>51<text:s text:c="2"/><text:s text:c="11"/><text:span text:style-name="style10">*</text:span><text:span text:style-name="style11">wZ</text:span><text:span text:style-name="style10">=</text:span><text:span text:style-name="style11">wV</text:span><text:span text:style-name="style10">+</text:span><text:span text:style-name="style4">3</text:span><text:span text:style-name="style10">,*</text:span><text:span text:style-name="style11">wA</text:span><text:span text:style-name="style10">=</text:span><text:span text:style-name="style11">wV</text:span><text:span text:style-name="style10">+</text:span><text:span text:style-name="style4">6</text:span><text:span text:style-name="style10">,*</text:span><text:span text:style-name="style11">wM</text:span><text:span text:style-name="style10">=</text:span><text:span text:style-name="style11">wV</text:span><text:span text:style-name="style10">+</text:span><text:span text:style-name="style4">9</text:span><text:span text:style-name="style10">,*</text:span><text:span text:style-name="style11">wF</text:span><text:span text:style-name="style10">=</text:span><text:span text:style-name="style11">wV</text:span><text:span text:style-name="style10">+</text:span><text:span text:style-name="style4">12</text:span><text:span text:style-name="style10">,*</text:span><text:span text:style-name="style11">wC</text:span><text:span text:style-name="style10">=</text:span><text:span text:style-name="style11">wV</text:span><text:span text:style-name="style10">+</text:span><text:span text:style-name="style4">15</text:span><text:span text:style-name="style10">,*</text:span><text:span text:style-name="style11">wX</text:span><text:span text:style-name="style10">=</text:span><text:span text:style-name="style11">wV</text:span><text:span text:style-name="style10">+</text:span><text:span text:style-name="style4">18</text:span><text:span text:style-name="style10">,*</text:span><text:span text:style-name="style11">wY</text:span><text:span text:style-name="style10">=</text:span><text:span text:style-name="style11">wV</text:span><text:span text:style-name="style10">+</text:span><text:span text:style-name="style4">21</text:span><text:span text:style-name="style10">;</text:span></text:h>
      <text:h text:style-name="Default"><text:s text:c="1"/>52<text:s text:c="2"/><text:span text:style-name="style5">void </text:span><text:span text:style-name="style11">logStop</text:span><text:span text:style-name="style10">()</text:span></text:h>
      <text:h text:style-name="Default"><text:s text:c="1"/>53<text:s text:c="2"/><text:span text:style-name="style10">{ </text:span><text:span text:style-name="style5">if</text:span><text:span text:style-name="style10">( !</text:span><text:span text:style-name="style11">VIL </text:span><text:span text:style-name="style10">)</text:span><text:span text:style-name="style5">return</text:span><text:span text:style-name="style10">;</text:span></text:h>
      <text:h text:style-name="Default"><text:s text:c="1"/>54<text:s text:c="2"/><text:s text:c="2"/><text:span text:style-name="style11">fprintf</text:span><text:span text:style-name="style10">( </text:span><text:span text:style-name="style11">VIL</text:span><text:span text:style-name="style10">,</text:span><text:span text:style-name="style6">"\n\n &lt;&lt; успешное завершение &gt;&gt;" </text:span><text:span text:style-name="style10">); </text:span><text:span text:style-name="style11">logTime</text:span><text:span text:style-name="style10">();</text:span></text:h>
      <text:h text:style-name="Default"><text:s text:c="1"/>55<text:s text:c="2"/><text:s text:c="2"/><text:span text:style-name="style5">if</text:span><text:span text:style-name="style10">( </text:span><text:span text:style-name="style11">Vessel</text:span><text:span text:style-name="style10">-&gt;</text:span><text:span text:style-name="style11">Educt</text:span><text:span text:style-name="style10">&amp;</text:span><text:span text:style-name="style4">0xFF </text:span><text:span text:style-name="style10">)</text:span><text:span text:style-name="style11">fprintf</text:span><text:span text:style-name="style10">( </text:span><text:span text:style-name="style11">VIL</text:span><text:span text:style-name="style10">,</text:span></text:h>
      <text:h text:style-name="Default"><text:s text:c="1"/>56<text:s text:c="2"/><text:s text:c="7"/><text:span text:style-name="style6">"<text:s text:c="2"/>⇒ ±ξ%+4.2f χ%+4.2f ζ%+4.2f ϑ%+4.2f ψ%+4.2f « %+4.2f %+4.2f %+4.2f »"</text:span><text:span text:style-name="style10">,</text:span></text:h>
      <text:h text:style-name="Default"><text:s text:c="1"/>57<text:s text:c="2"/><text:s text:c="16"/><text:span text:style-name="style11">wV</text:span><text:span text:style-name="style10">[</text:span><text:span text:style-name="style4">2</text:span><text:span text:style-name="style10">],-</text:span><text:span text:style-name="style11">wC</text:span><text:span text:style-name="style10">[</text:span><text:span text:style-name="style4">2</text:span><text:span text:style-name="style10">]*</text:span><text:span text:style-name="style11">_Rd</text:span><text:span text:style-name="style10">,</text:span><text:span text:style-name="style11">wZ</text:span><text:span text:style-name="style10">[</text:span><text:span text:style-name="style4">2</text:span><text:span text:style-name="style10">],</text:span><text:span text:style-name="style11">wX</text:span><text:span text:style-name="style10">[</text:span><text:span text:style-name="style4">2</text:span><text:span text:style-name="style10">]*</text:span><text:span text:style-name="style11">_Rd</text:span><text:span text:style-name="style10">,</text:span><text:span text:style-name="style11">wY</text:span><text:span text:style-name="style10">[</text:span><text:span text:style-name="style4">2</text:span><text:span text:style-name="style10">]*</text:span><text:span text:style-name="style11">_Rd</text:span><text:span text:style-name="style10">,</text:span><text:span text:style-name="style11">wA</text:span><text:span text:style-name="style10">[</text:span><text:span text:style-name="style4">2</text:span><text:span text:style-name="style10">],</text:span><text:span text:style-name="style11">wM</text:span><text:span text:style-name="style10">[</text:span><text:span text:style-name="style4">2</text:span><text:span text:style-name="style10">],</text:span><text:span text:style-name="style11">wF</text:span><text:span text:style-name="style10">[</text:span><text:span text:style-name="style4">2</text:span><text:span text:style-name="style10">] );</text:span></text:h>
      <text:h text:style-name="Default"><text:s text:c="1"/>58<text:s text:c="2"/><text:s text:c="2"/><text:span text:style-name="style11">fprintf</text:span><text:span text:style-name="style10">( </text:span><text:span text:style-name="style11">VIL</text:span><text:span text:style-name="style10">,</text:span><text:span text:style-name="style6">"\n" </text:span><text:span text:style-name="style10">); </text:span><text:span text:style-name="style11">ftruncate</text:span><text:span text:style-name="style10">( </text:span><text:span text:style-name="style11">fileno</text:span><text:span text:style-name="style10">(</text:span><text:span text:style-name="style11">VIL</text:span><text:span text:style-name="style10">),</text:span><text:span text:style-name="style11">ftell</text:span><text:span text:style-name="style10">(</text:span><text:span text:style-name="style11">VIL</text:span><text:span text:style-name="style10">) ); </text:span><text:span text:style-name="style11">fclose</text:span><text:span text:style-name="style10">(</text:span><text:span text:style-name="style11">VIL</text:span><text:span text:style-name="style10">); </text:span><text:span text:style-name="style11">VIL</text:span><text:span text:style-name="style10">=</text:span><text:span text:style-name="style4">0</text:span><text:span text:style-name="style10">;</text:span></text:h>
      <text:h text:style-name="Default"><text:s text:c="1"/>59<text:s text:c="2"/><text:span text:style-name="style10">}</text:span></text:h>
      <text:h text:style-name="Default"><text:s text:c="1"/>60<text:s text:c="2"/><text:span text:style-name="style11">Hull</text:span><text:span text:style-name="style10">&amp; </text:span><text:span text:style-name="style11">Hull</text:span><text:span text:style-name="style10">::</text:span><text:span text:style-name="style11">Protocol</text:span><text:span text:style-name="style10">()</text:span></text:h>
      <text:h text:style-name="Default"><text:s text:c="1"/>61<text:s text:c="2"/><text:span text:style-name="style10">{ </text:span><text:span text:style-name="style5">if</text:span><text:span text:style-name="style10">( </text:span><text:span text:style-name="style11">VIL </text:span><text:span text:style-name="style10">&amp;&amp; </text:span><text:span text:style-name="style11">Educt</text:span><text:span text:style-name="style10">&amp;</text:span><text:span text:style-name="style4">0xFF </text:span><text:span text:style-name="style10">)</text:span></text:h>
      <text:h text:style-name="Default"><text:s text:c="1"/>62<text:s text:c="2"/><text:s text:c="2"/><text:span text:style-name="style10">{ </text:span><text:span text:style-name="style11">Field </text:span><text:span text:style-name="style10">&amp;</text:span><text:span text:style-name="style11">S</text:span><text:span text:style-name="style10">=*</text:span><text:span text:style-name="style11">Storm</text:span><text:span text:style-name="style10">; </text:span><text:span text:style-name="style5">Vector </text:span><text:span text:style-name="style11">Dir</text:span><text:span text:style-name="style10">=</text:span><text:span text:style-name="style11">Swing</text:span><text:span text:style-name="style10">[-</text:span><text:span text:style-name="style4">1</text:span><text:span text:style-name="style10">];<text:s text:c="9"/></text:span><text:span text:style-name="style2">// в третьей точке экстремум</text:span></text:h>
      <text:h text:style-name="Default"><text:s text:c="1"/>63<text:s text:c="2"/><text:s text:c="4"/><text:span text:style-name="style5">if</text:span><text:span text:style-name="style10">( </text:span><text:span text:style-name="style11">S</text:span><text:span text:style-name="style10">.</text:span><text:span text:style-name="style11">Kt</text:span><text:span text:style-name="style10">&lt;</text:span><text:span text:style-name="style4">2 </text:span><text:span text:style-name="style10">)<text:s text:c="35"/></text:span><text:span text:style-name="style2">// ... { ξ η ζ }м,{ ϑ ψ χ }°</text:span></text:h>
      <text:h text:style-name="Default"><text:s text:c="1"/>64<text:s text:c="2"/><text:s text:c="4"/><text:span text:style-name="style10">{ </text:span><text:span text:style-name="style11">fprintf</text:span><text:span text:style-name="style10">( </text:span><text:span text:style-name="style11">VIL</text:span><text:span text:style-name="style10">,</text:span></text:h>
      <text:h text:style-name="Default"><text:s text:c="1"/>65<text:s text:c="2"/><text:s text:c="6"/><text:span text:style-name="style6">"\n<text:s text:c="2"/>⇒ Время Kt<text:s text:c="6"/>скорость,узл. курс±рыскание руль"</text:span></text:h>
      <text:h text:style-name="Default"><text:s text:c="1"/>66<text:s text:c="2"/><text:s text:c="6"/><text:span text:style-name="style6">" Z миделя∫волн бортовая килевая « корма мидель нос »/g" </text:span><text:span text:style-name="style10">);</text:span></text:h>
      <text:h text:style-name="Default"><text:s text:c="1"/>67<text:s text:c="2"/><text:s text:c="6"/><text:span text:style-name="style11">memset</text:span><text:span text:style-name="style10">( </text:span><text:span text:style-name="style11">wV</text:span><text:span text:style-name="style10">,</text:span><text:span text:style-name="style4">0</text:span><text:span text:style-name="style10">,</text:span><text:span text:style-name="style5">sizeof</text:span><text:span text:style-name="style10">( </text:span><text:span text:style-name="style11">wV </text:span><text:span text:style-name="style10">) );</text:span></text:h>
      <text:h text:style-name="Default"><text:s text:c="1"/>68<text:s text:c="2"/><text:s text:c="4"/><text:span text:style-name="style10">} </text:span><text:span text:style-name="style5">else</text:span></text:h>
      <text:h text:style-name="Default"><text:s text:c="1"/>69<text:s text:c="2"/><text:s text:c="4"/><text:span text:style-name="style10">{ </text:span><text:span text:style-name="style5">byte </text:span><text:span text:style-name="style11">ev</text:span><text:span text:style-name="style10">=</text:span><text:span text:style-name="style4">0</text:span><text:span text:style-name="style10">;</text:span></text:h>
      <text:h text:style-name="Default"><text:s text:c="1"/>70<text:s text:c="2"/><text:s text:c="5"/><text:span text:style-name="style5">Real </text:span><text:span text:style-name="style11">w</text:span><text:span text:style-name="style10">=</text:span><text:span text:style-name="style11">Course</text:span><text:span text:style-name="style10">+</text:span><text:span text:style-name="style11">Dir</text:span><text:span text:style-name="style10">.</text:span><text:span text:style-name="style11">z</text:span><text:span text:style-name="style10">,</text:span><text:span text:style-name="style11">a</text:span><text:span text:style-name="style10">,</text:span><text:span text:style-name="style11">m</text:span><text:span text:style-name="style10">,</text:span><text:span text:style-name="style11">f</text:span><text:span text:style-name="style10">,</text:span><text:span text:style-name="style11">v</text:span><text:span text:style-name="style10">=(</text:span><text:span text:style-name="style11">cSp</text:span><text:span text:style-name="style10">-</text:span><text:span text:style-name="style11">Speed</text:span><text:span text:style-name="style10">)*</text:span><text:span text:style-name="style4">3600.0</text:span><text:span text:style-name="style10">/</text:span><text:span text:style-name="style11">_Mile</text:span><text:span text:style-name="style10">, </text:span><text:span text:style-name="style2">// +отличие скорости хода в узлах</text:span></text:h>
      <text:h text:style-name="Default"><text:s text:c="1"/>71<text:s text:c="2"/><text:s text:c="10"/><text:span text:style-name="style11">w1</text:span><text:span text:style-name="style10">=</text:span><text:span text:style-name="style11">Route</text:span><text:span text:style-name="style10">[-</text:span><text:span text:style-name="style4">1</text:span><text:span text:style-name="style10">].</text:span><text:span text:style-name="style11">z</text:span><text:span text:style-name="style10">,</text:span><text:span text:style-name="style11">w2</text:span><text:span text:style-name="style10">=</text:span><text:span text:style-name="style11">Route</text:span><text:span text:style-name="style10">[-</text:span><text:span text:style-name="style4">2</text:span><text:span text:style-name="style10">].</text:span><text:span text:style-name="style11">z</text:span><text:span text:style-name="style10">,</text:span><text:span text:style-name="style11">w3</text:span><text:span text:style-name="style10">=</text:span><text:span text:style-name="style11">Route</text:span><text:span text:style-name="style10">[-</text:span><text:span text:style-name="style4">3</text:span><text:span text:style-name="style10">].</text:span><text:span text:style-name="style11">z</text:span><text:span text:style-name="style10">,</text:span></text:h>
      <text:h text:style-name="Default"><text:s text:c="1"/>72<text:s text:c="2"/><text:s text:c="10"/><text:span text:style-name="style11">s1</text:span><text:span text:style-name="style10">=</text:span><text:span text:style-name="style11">Length</text:span><text:span text:style-name="style10">*</text:span><text:span text:style-name="style11">sin</text:span><text:span text:style-name="style10">( </text:span><text:span text:style-name="style11">Swing</text:span><text:span text:style-name="style10">[-</text:span><text:span text:style-name="style4">1</text:span><text:span text:style-name="style10">].</text:span><text:span text:style-name="style11">y </text:span><text:span text:style-name="style10">)/</text:span><text:span text:style-name="style4">2</text:span><text:span text:style-name="style10">, </text:span><text:span text:style-name="style11">s2</text:span><text:span text:style-name="style10">=</text:span><text:span text:style-name="style11">Length</text:span><text:span text:style-name="style10">*</text:span><text:span text:style-name="style11">sin</text:span><text:span text:style-name="style10">( </text:span><text:span text:style-name="style11">Swing</text:span><text:span text:style-name="style10">[-</text:span><text:span text:style-name="style4">2</text:span><text:span text:style-name="style10">].</text:span><text:span text:style-name="style11">y </text:span><text:span text:style-name="style10">)/</text:span><text:span text:style-name="style4">2</text:span><text:span text:style-name="style10">,</text:span></text:h>
      <text:h text:style-name="Default"><text:s text:c="1"/>73<text:s text:c="2"/><text:s text:c="10"/><text:span text:style-name="style11">s3</text:span><text:span text:style-name="style10">=</text:span><text:span text:style-name="style11">Length</text:span><text:span text:style-name="style10">*</text:span><text:span text:style-name="style11">sin</text:span><text:span text:style-name="style10">( </text:span><text:span text:style-name="style11">Swing</text:span><text:span text:style-name="style10">[-</text:span><text:span text:style-name="style4">3</text:span><text:span text:style-name="style10">].</text:span><text:span text:style-name="style11">y </text:span><text:span text:style-name="style10">)/</text:span><text:span text:style-name="style4">2</text:span><text:span text:style-name="style10">, </text:span><text:span text:style-name="style11">d</text:span><text:span text:style-name="style10">=</text:span><text:span text:style-name="style11">S</text:span><text:span text:style-name="style10">.</text:span><text:span text:style-name="style11">Tstep</text:span><text:span text:style-name="style10">/</text:span><text:span text:style-name="style11">S</text:span><text:span text:style-name="style10">.</text:span><text:span text:style-name="style11">tKrat</text:span><text:span text:style-name="style10">; </text:span><text:span text:style-name="style11">d</text:span><text:span text:style-name="style10">=</text:span><text:span text:style-name="style11">_g</text:span><text:span text:style-name="style10">*</text:span><text:span text:style-name="style11">d</text:span><text:span text:style-name="style10">*</text:span><text:span text:style-name="style11">d</text:span><text:span text:style-name="style10">;</text:span></text:h>
      <text:h text:style-name="Default"><text:s text:c="1"/>74<text:s text:c="2"/><text:s text:c="6"/><text:span text:style-name="style11">m </text:span><text:span text:style-name="style10">= ( </text:span><text:span text:style-name="style11">w1 </text:span><text:span text:style-name="style10">- </text:span><text:span text:style-name="style4">2</text:span><text:span text:style-name="style10">*</text:span><text:span text:style-name="style11">w2 </text:span><text:span text:style-name="style10">+ </text:span><text:span text:style-name="style11">w3 </text:span><text:span text:style-name="style10">)/</text:span><text:span text:style-name="style11">d</text:span><text:span text:style-name="style10">;<text:s text:c="10"/></text:span><text:span text:style-name="style2">// расчетный шаг в циклах эксперимента</text:span></text:h>
      <text:h text:style-name="Default"><text:s text:c="1"/>75<text:s text:c="2"/><text:s text:c="6"/><text:span text:style-name="style11">a </text:span><text:span text:style-name="style10">= ( </text:span><text:span text:style-name="style11">w1</text:span><text:span text:style-name="style10">+</text:span><text:span text:style-name="style11">s1 </text:span><text:span text:style-name="style10">-</text:span><text:span text:style-name="style4">2</text:span><text:span text:style-name="style10">*(</text:span><text:span text:style-name="style11">w2</text:span><text:span text:style-name="style10">+</text:span><text:span text:style-name="style11">s2</text:span><text:span text:style-name="style10">) + </text:span><text:span text:style-name="style11">w3</text:span><text:span text:style-name="style10">+</text:span><text:span text:style-name="style11">s3 </text:span><text:span text:style-name="style10">)/</text:span><text:span text:style-name="style11">d</text:span><text:span text:style-name="style10">;</text:span></text:h>
      <text:h text:style-name="Default"><text:s text:c="1"/>76<text:s text:c="2"/><text:s text:c="6"/><text:span text:style-name="style11">f </text:span><text:span text:style-name="style10">= ( </text:span><text:span text:style-name="style11">w1</text:span><text:span text:style-name="style10">-</text:span><text:span text:style-name="style11">s1 </text:span><text:span text:style-name="style10">-</text:span><text:span text:style-name="style4">2</text:span><text:span text:style-name="style10">*(</text:span><text:span text:style-name="style11">w2</text:span><text:span text:style-name="style10">-</text:span><text:span text:style-name="style11">s2</text:span><text:span text:style-name="style10">) + </text:span><text:span text:style-name="style11">w3</text:span><text:span text:style-name="style10">-</text:span><text:span text:style-name="style11">s3 </text:span><text:span text:style-name="style10">)/</text:span><text:span text:style-name="style11">d</text:span><text:span text:style-name="style10">;</text:span></text:h>
      <text:h text:style-name="Default"><text:s text:c="1"/>77<text:s text:c="2"/><text:s text:c="6"/><text:span text:style-name="style11">shortEx </text:span><text:span text:style-name="style10">= (</text:span><text:span text:style-name="style11">Educt</text:span><text:span text:style-name="style10">&amp;</text:span><text:span text:style-name="style4">0x200</text:span><text:span text:style-name="style10">)!=</text:span><text:span text:style-name="style4">0</text:span><text:span text:style-name="style10">;<text:s text:c="4"/></text:span><text:span text:style-name="style2">// режим записи только превышающих величин</text:span></text:h>
      <text:h text:style-name="Default"><text:s text:c="1"/>78<text:s text:c="2"/><text:s text:c="6"/><text:span text:style-name="style5">if</text:span><text:span text:style-name="style10">( </text:span><text:span text:style-name="style11">extFix</text:span><text:span text:style-name="style10">( </text:span><text:span text:style-name="style11">wV</text:span><text:span text:style-name="style10">,</text:span><text:span text:style-name="style11">v </text:span><text:span text:style-name="style10">)<text:s text:c="7"/>)</text:span><text:span text:style-name="style5">if</text:span><text:span text:style-name="style10">( </text:span><text:span text:style-name="style11">Educt</text:span><text:span text:style-name="style10">&amp;</text:span><text:span text:style-name="style4">1<text:s text:c="2"/></text:span><text:span text:style-name="style10">)</text:span><text:span text:style-name="style11">ev</text:span><text:span text:style-name="style10">|=</text:span><text:span text:style-name="style4">1</text:span><text:span text:style-name="style10">;<text:s text:c="3"/></text:span><text:span text:style-name="style2">// потеря скорости хода</text:span></text:h>
      <text:h text:style-name="Default"><text:s text:c="1"/>79<text:s text:c="2"/><text:s text:c="6"/><text:span text:style-name="style5">if</text:span><text:span text:style-name="style10">( </text:span><text:span text:style-name="style11">extFix</text:span><text:span text:style-name="style10">( </text:span><text:span text:style-name="style11">wC</text:span><text:span text:style-name="style10">,</text:span><text:span text:style-name="style11">angle</text:span><text:span text:style-name="style10">(</text:span><text:span text:style-name="style11">w</text:span><text:span text:style-name="style10">)) )</text:span><text:span text:style-name="style5">if</text:span><text:span text:style-name="style10">( </text:span><text:span text:style-name="style11">Educt</text:span><text:span text:style-name="style10">&amp;</text:span><text:span text:style-name="style4">2<text:s text:c="2"/></text:span><text:span text:style-name="style10">)</text:span><text:span text:style-name="style11">ev</text:span><text:span text:style-name="style10">|=</text:span><text:span text:style-name="style4">2</text:span><text:span text:style-name="style10">;<text:s text:c="3"/></text:span><text:span text:style-name="style2">// рыскание</text:span></text:h>
      <text:h text:style-name="Default"><text:s text:c="1"/>80<text:s text:c="2"/><text:s text:c="6"/><text:span text:style-name="style5">if</text:span><text:span text:style-name="style10">( </text:span><text:span text:style-name="style11">extFix</text:span><text:span text:style-name="style10">( </text:span><text:span text:style-name="style11">wZ</text:span><text:span text:style-name="style10">,</text:span><text:span text:style-name="style11">Z </text:span><text:span text:style-name="style10">)<text:s text:c="7"/>)</text:span><text:span text:style-name="style5">if</text:span><text:span text:style-name="style10">( </text:span><text:span text:style-name="style11">Educt</text:span><text:span text:style-name="style10">&amp;</text:span><text:span text:style-name="style4">4<text:s text:c="2"/></text:span><text:span text:style-name="style10">)</text:span><text:span text:style-name="style11">ev</text:span><text:span text:style-name="style10">|=</text:span><text:span text:style-name="style4">4</text:span><text:span text:style-name="style10">;<text:s text:c="3"/></text:span><text:span text:style-name="style2">// вертикальная,</text:span></text:h>
      <text:h text:style-name="Default"><text:s text:c="1"/>81<text:s text:c="2"/><text:s text:c="6"/><text:span text:style-name="style5">if</text:span><text:span text:style-name="style10">( </text:span><text:span text:style-name="style11">extFix</text:span><text:span text:style-name="style10">( </text:span><text:span text:style-name="style11">wX</text:span><text:span text:style-name="style10">,</text:span><text:span text:style-name="style11">Dir</text:span><text:span text:style-name="style10">.</text:span><text:span text:style-name="style11">x </text:span><text:span text:style-name="style10">)<text:s text:c="3"/>)</text:span><text:span text:style-name="style5">if</text:span><text:span text:style-name="style10">( </text:span><text:span text:style-name="style11">Educt</text:span><text:span text:style-name="style10">&amp;</text:span><text:span text:style-name="style4">8<text:s text:c="2"/></text:span><text:span text:style-name="style10">)</text:span><text:span text:style-name="style11">ev</text:span><text:span text:style-name="style10">|=</text:span><text:span text:style-name="style4">8</text:span><text:span text:style-name="style10">;<text:s text:c="3"/></text:span><text:span text:style-name="style2">// бортовая и</text:span></text:h>
      <text:h text:style-name="Default"><text:s text:c="1"/>82<text:s text:c="2"/><text:s text:c="6"/><text:span text:style-name="style5">if</text:span><text:span text:style-name="style10">( </text:span><text:span text:style-name="style11">extFix</text:span><text:span text:style-name="style10">( </text:span><text:span text:style-name="style11">wY</text:span><text:span text:style-name="style10">,</text:span><text:span text:style-name="style11">Dir</text:span><text:span text:style-name="style10">.</text:span><text:span text:style-name="style11">y </text:span><text:span text:style-name="style10">)<text:s text:c="3"/>)</text:span><text:span text:style-name="style5">if</text:span><text:span text:style-name="style10">( </text:span><text:span text:style-name="style11">Educt</text:span><text:span text:style-name="style10">&amp;</text:span><text:span text:style-name="style4">16 </text:span><text:span text:style-name="style10">)</text:span><text:span text:style-name="style11">ev</text:span><text:span text:style-name="style10">|=</text:span><text:span text:style-name="style4">16</text:span><text:span text:style-name="style10">;<text:s text:c="2"/></text:span><text:span text:style-name="style2">// килевая качка</text:span></text:h>
      <text:h text:style-name="Default"><text:s text:c="1"/>83<text:s text:c="2"/><text:s text:c="6"/><text:span text:style-name="style5">if</text:span><text:span text:style-name="style10">( </text:span><text:span text:style-name="style11">extFix</text:span><text:span text:style-name="style10">( </text:span><text:span text:style-name="style11">wA</text:span><text:span text:style-name="style10">,</text:span><text:span text:style-name="style11">a </text:span><text:span text:style-name="style10">)<text:s text:c="7"/>)</text:span><text:span text:style-name="style5">if</text:span><text:span text:style-name="style10">( </text:span><text:span text:style-name="style11">Educt</text:span><text:span text:style-name="style10">&amp;</text:span><text:span text:style-name="style4">32 </text:span><text:span text:style-name="style10">)</text:span><text:span text:style-name="style11">ev</text:span><text:span text:style-name="style10">|=</text:span><text:span text:style-name="style4">32</text:span><text:span text:style-name="style10">;<text:s text:c="2"/></text:span><text:span text:style-name="style2">// ускорение ахтерштевня</text:span></text:h>
      <text:h text:style-name="Default"><text:s text:c="1"/>84<text:s text:c="2"/><text:s text:c="6"/><text:span text:style-name="style5">if</text:span><text:span text:style-name="style10">( </text:span><text:span text:style-name="style11">extFix</text:span><text:span text:style-name="style10">( </text:span><text:span text:style-name="style11">wM</text:span><text:span text:style-name="style10">,</text:span><text:span text:style-name="style11">m </text:span><text:span text:style-name="style10">)<text:s text:c="7"/>)</text:span><text:span text:style-name="style5">if</text:span><text:span text:style-name="style10">( </text:span><text:span text:style-name="style11">Educt</text:span><text:span text:style-name="style10">&amp;</text:span><text:span text:style-name="style4">64 </text:span><text:span text:style-name="style10">)</text:span><text:span text:style-name="style11">ev</text:span><text:span text:style-name="style10">|=</text:span><text:span text:style-name="style4">64</text:span><text:span text:style-name="style10">;<text:s text:c="2"/></text:span><text:span text:style-name="style2">// ускорение на миделе</text:span></text:h>
      <text:h text:style-name="Default"><text:s text:c="1"/>85<text:s text:c="2"/><text:s text:c="6"/><text:span text:style-name="style5">if</text:span><text:span text:style-name="style10">( </text:span><text:span text:style-name="style11">extFix</text:span><text:span text:style-name="style10">( </text:span><text:span text:style-name="style11">wF</text:span><text:span text:style-name="style10">,</text:span><text:span text:style-name="style11">f </text:span><text:span text:style-name="style10">)<text:s text:c="7"/>)</text:span><text:span text:style-name="style5">if</text:span><text:span text:style-name="style10">( </text:span><text:span text:style-name="style11">Educt</text:span><text:span text:style-name="style10">&amp;</text:span><text:span text:style-name="style4">128</text:span><text:span text:style-name="style10">)</text:span><text:span text:style-name="style11">ev</text:span><text:span text:style-name="style10">|=</text:span><text:span text:style-name="style4">128</text:span><text:span text:style-name="style10">; </text:span><text:span text:style-name="style2">// и вблизи форштевня</text:span></text:h>
      <text:h text:style-name="Default"><text:s text:c="1"/>86<text:s text:c="2"/><text:s text:c="6"/><text:span text:style-name="style5">if</text:span><text:span text:style-name="style10">( </text:span><text:span text:style-name="style11">ev </text:span><text:span text:style-name="style10">)</text:span></text:h>
      <text:h text:style-name="Default"><text:s text:c="1"/>87<text:s text:c="2"/><text:s text:c="6"/><text:span text:style-name="style10">{ </text:span><text:span text:style-name="style5">static char </text:span><text:span text:style-name="style11">str</text:span><text:span text:style-name="style10">[</text:span><text:span text:style-name="style4">64</text:span><text:span text:style-name="style10">]; </text:span><text:span text:style-name="style5">int </text:span><text:span text:style-name="style11">i</text:span><text:span text:style-name="style10">; </text:span><text:span text:style-name="style11">logTime</text:span><text:span text:style-name="style10">();<text:s text:c="2"/></text:span><text:span text:style-name="style2">// сначала время, отсчеты шагов</text:span></text:h>
      <text:h text:style-name="Default"><text:s text:c="1"/>88<text:s text:c="2"/><text:s text:c="8"/><text:span text:style-name="style11">sprintf</text:span><text:span text:style-name="style10">( </text:span><text:span text:style-name="style11">str</text:span><text:span text:style-name="style10">,</text:span><text:span text:style-name="style6">"<text:s text:c="2"/>⇒ %s±ξ%5.1f%-+5.1f %s±χ%6.1f%-+6.1f"</text:span><text:span text:style-name="style10">,</text:span></text:h>
      <text:h text:style-name="Default"><text:s text:c="1"/>89<text:s text:c="2"/><text:s text:c="17"/><text:span text:style-name="style11">ev</text:span><text:span text:style-name="style10">&amp;</text:span><text:span text:style-name="style4">1</text:span><text:span text:style-name="style10">?</text:span><text:span text:style-name="style6">"•"</text:span><text:span text:style-name="style10">:</text:span><text:span text:style-name="style6">"·"</text:span><text:span text:style-name="style10">,</text:span><text:span text:style-name="style11">Speed</text:span><text:span text:style-name="style10">*</text:span><text:span text:style-name="style4">3600.0</text:span><text:span text:style-name="style10">/</text:span><text:span text:style-name="style11">_Mile</text:span><text:span text:style-name="style10">,</text:span><text:span text:style-name="style11">v</text:span><text:span text:style-name="style10">,</text:span></text:h>
      <text:h text:style-name="Default"><text:s text:c="1"/>90<text:s text:c="2"/><text:s text:c="17"/><text:span text:style-name="style11">ev</text:span><text:span text:style-name="style10">&amp;</text:span><text:span text:style-name="style4">2</text:span><text:span text:style-name="style10">?</text:span><text:span text:style-name="style6">"•"</text:span><text:span text:style-name="style10">:</text:span><text:span text:style-name="style6">"·"</text:span><text:span text:style-name="style10">,</text:span><text:span text:style-name="style11">Course</text:span><text:span text:style-name="style10">*</text:span><text:span text:style-name="style11">_Rd</text:span><text:span text:style-name="style10">,-</text:span><text:span text:style-name="style11">w</text:span><text:span text:style-name="style10">*</text:span><text:span text:style-name="style11">_Rd </text:span><text:span text:style-name="style10">); </text:span><text:span text:style-name="style11">PtoG</text:span><text:span text:style-name="style10">( </text:span><text:span text:style-name="style11">str</text:span><text:span text:style-name="style10">+</text:span><text:span text:style-name="style4">24 </text:span><text:span text:style-name="style10">);</text:span></text:h>
      <text:h text:style-name="Default"><text:s text:c="1"/>91<text:s text:c="2"/><text:s text:c="8"/><text:span text:style-name="style11">fprintf</text:span><text:span text:style-name="style10">( </text:span><text:span text:style-name="style11">VIL</text:span><text:span text:style-name="style10">,</text:span><text:span text:style-name="style11">str </text:span><text:span text:style-name="style10">);</text:span><text:span text:style-name="style2">// Б-〈П÷Л〉на борт; Р-руль〈П÷Л〉 полборта; М-помалу〈П÷Л〉</text:span></text:h>
      <text:h text:style-name="Default"><text:s text:c="1"/>92<text:s text:c="2"/><text:s text:c="8"/><text:span text:style-name="style5">if</text:span><text:span text:style-name="style10">( </text:span><text:span text:style-name="style11">fabs</text:span><text:span text:style-name="style10">( </text:span><text:span text:style-name="style11">w </text:span><text:span text:style-name="style10">)&lt;</text:span><text:span text:style-name="style11">_Pi</text:span><text:span text:style-name="style10">/</text:span><text:span text:style-name="style4">32.0 </text:span><text:span text:style-name="style10">)</text:span><text:span text:style-name="style11">fprintf</text:span><text:span text:style-name="style10">( </text:span><text:span text:style-name="style11">VIL</text:span><text:span text:style-name="style10">,</text:span><text:span text:style-name="style6">"↨ " </text:span><text:span text:style-name="style10">); </text:span><text:span text:style-name="style5">else</text:span></text:h>
      <text:h text:style-name="Default"><text:s text:c="1"/>93<text:s text:c="2"/><text:s text:c="8"/><text:span text:style-name="style10">{ </text:span><text:span text:style-name="style11">fprintf</text:span><text:span text:style-name="style10">( </text:span><text:span text:style-name="style11">VIL</text:span><text:span text:style-name="style10">,</text:span><text:span text:style-name="style11">w</text:span><text:span text:style-name="style10">&gt;</text:span><text:span text:style-name="style4">0</text:span><text:span text:style-name="style10">?</text:span><text:span text:style-name="style6">"п"</text:span><text:span text:style-name="style10">:</text:span><text:span text:style-name="style6">"л" </text:span><text:span text:style-name="style10">);</text:span></text:h>
      <text:h text:style-name="Default"><text:s text:c="1"/>94<text:s text:c="2"/><text:s text:c="10"/><text:span text:style-name="style11">fprintf</text:span><text:span text:style-name="style10">( </text:span><text:span text:style-name="style11">VIL</text:span><text:span text:style-name="style10">, </text:span><text:span text:style-name="style11">dCs</text:span><text:span text:style-name="style10">&gt;</text:span><text:span text:style-name="style11">_Pi</text:span><text:span text:style-name="style10">/</text:span><text:span text:style-name="style4">59</text:span><text:span text:style-name="style10">?</text:span><text:span text:style-name="style6">"Б" </text:span><text:span text:style-name="style10">: </text:span><text:span text:style-name="style11">dCs</text:span><text:span text:style-name="style10">&lt;</text:span><text:span text:style-name="style11">_Pi</text:span><text:span text:style-name="style10">/</text:span><text:span text:style-name="style4">61</text:span><text:span text:style-name="style10">?</text:span><text:span text:style-name="style6">"M"</text:span><text:span text:style-name="style10">:</text:span><text:span text:style-name="style6">"P" </text:span><text:span text:style-name="style10">);</text:span></text:h>
      <text:h text:style-name="Default"><text:s text:c="1"/>95<text:s text:c="2"/><text:s text:c="8"/><text:span text:style-name="style10">}</text:span></text:h>
      <text:h text:style-name="Default"><text:s text:c="1"/>96<text:s text:c="2"/><text:s text:c="8"/><text:span text:style-name="style11">sprintf</text:span><text:span text:style-name="style10">( </text:span><text:span text:style-name="style11">str</text:span><text:span text:style-name="style10">,</text:span><text:span text:style-name="style6">" %sζ%+4.1f∫%-+4.1f "</text:span><text:span text:style-name="style10">,<text:s text:c="5"/></text:span><text:span text:style-name="style2">// вертикальная качка и уровень</text:span></text:h>
      <text:h text:style-name="Default"><text:s text:c="1"/>97<text:s text:c="2"/><text:s text:c="17"/><text:span text:style-name="style11">ev</text:span><text:span text:style-name="style10">&amp;</text:span><text:span text:style-name="style4">4</text:span><text:span text:style-name="style10">?</text:span><text:span text:style-name="style6">"•"</text:span><text:span text:style-name="style10">:</text:span><text:span text:style-name="style6">"·"</text:span><text:span text:style-name="style10">,</text:span><text:span text:style-name="style11">Z</text:span><text:span text:style-name="style10">,</text:span><text:span text:style-name="style11">S</text:span><text:span text:style-name="style10">.</text:span><text:span text:style-name="style11">Value</text:span><text:span text:style-name="style10">( </text:span><text:span text:style-name="style11">out</text:span><text:span text:style-name="style10">( </text:span><text:span text:style-name="style11">Zero </text:span><text:span text:style-name="style10">) ) ); </text:span><text:span text:style-name="style11">i</text:span><text:span text:style-name="style10">=</text:span><text:span text:style-name="style11">Ulen</text:span><text:span text:style-name="style10">( </text:span><text:span text:style-name="style11">str </text:span><text:span text:style-name="style10">);</text:span></text:h>
      <text:h text:style-name="Default"><text:s text:c="1"/>98<text:s text:c="2"/><text:s text:c="8"/><text:span text:style-name="style11">fprintf</text:span><text:span text:style-name="style10">( </text:span><text:span text:style-name="style11">VIL</text:span><text:span text:style-name="style10">,</text:span><text:span text:style-name="style11">str </text:span><text:span text:style-name="style10">); </text:span><text:span text:style-name="style5">while</text:span><text:span text:style-name="style10">( ++</text:span><text:span text:style-name="style11">i</text:span><text:span text:style-name="style10">&lt;</text:span><text:span text:style-name="style4">15 </text:span><text:span text:style-name="style10">)</text:span><text:span text:style-name="style11">fprintf</text:span><text:span text:style-name="style10">( </text:span><text:span text:style-name="style11">VIL</text:span><text:span text:style-name="style10">,</text:span><text:span text:style-name="style6">"_" </text:span><text:span text:style-name="style10">);</text:span></text:h>
      <text:h text:style-name="Default"><text:s text:c="1"/>99<text:s text:c="2"/><text:s text:c="8"/><text:span text:style-name="style11">sprintf</text:span><text:span text:style-name="style10">( </text:span><text:span text:style-name="style11">str</text:span><text:span text:style-name="style10">,</text:span><text:span text:style-name="style6">" %sϑ%-+6.1f %sψ%-+6.1f "</text:span><text:span text:style-name="style10">,<text:s text:c="19"/></text:span><text:span text:style-name="style2">// углы качки</text:span></text:h>
      <text:h text:style-name="Default">100<text:s text:c="2"/><text:s text:c="17"/><text:span text:style-name="style11">ev</text:span><text:span text:style-name="style10">&amp;</text:span><text:span text:style-name="style4">8</text:span><text:span text:style-name="style10">?</text:span><text:span text:style-name="style6">"•"</text:span><text:span text:style-name="style10">:</text:span><text:span text:style-name="style6">"·"</text:span><text:span text:style-name="style10">,</text:span><text:span text:style-name="style11">Dir</text:span><text:span text:style-name="style10">.</text:span><text:span text:style-name="style11">x</text:span><text:span text:style-name="style10">*</text:span><text:span text:style-name="style11">_Rd</text:span><text:span text:style-name="style10">,</text:span><text:span text:style-name="style11">ev</text:span><text:span text:style-name="style10">&amp;</text:span><text:span text:style-name="style4">16</text:span><text:span text:style-name="style10">?</text:span><text:span text:style-name="style6">"•"</text:span><text:span text:style-name="style10">:</text:span><text:span text:style-name="style6">"·"</text:span><text:span text:style-name="style10">,</text:span><text:span text:style-name="style11">Dir</text:span><text:span text:style-name="style10">.</text:span><text:span text:style-name="style11">y</text:span><text:span text:style-name="style10">*</text:span><text:span text:style-name="style11">_Rd </text:span><text:span text:style-name="style10">); </text:span><text:span text:style-name="style11">PtoG</text:span><text:span text:style-name="style10">( </text:span><text:span text:style-name="style11">str </text:span><text:span text:style-name="style10">);</text:span></text:h>
      <text:h text:style-name="Default">101<text:s text:c="2"/><text:s text:c="8"/><text:span text:style-name="style11">fprintf</text:span><text:span text:style-name="style10">( </text:span><text:span text:style-name="style11">VIL</text:span><text:span text:style-name="style10">,</text:span><text:span text:style-name="style6">"%s« %s%+4.1f %s%+4.1f %s%-+5.1f »"</text:span><text:span text:style-name="style10">,</text:span><text:span text:style-name="style11">str</text:span><text:span text:style-name="style10">,</text:span></text:h>
      <text:h text:style-name="Default">102<text:s text:c="2"/><text:s text:c="17"/><text:span text:style-name="style11">ev</text:span><text:span text:style-name="style10">&amp;</text:span><text:span text:style-name="style4">32</text:span><text:span text:style-name="style10">?</text:span><text:span text:style-name="style6">"•"</text:span><text:span text:style-name="style10">:</text:span><text:span text:style-name="style6">"·"</text:span><text:span text:style-name="style10">,</text:span><text:span text:style-name="style11">a</text:span><text:span text:style-name="style10">,</text:span><text:span text:style-name="style11">ev</text:span><text:span text:style-name="style10">&amp;</text:span><text:span text:style-name="style4">64</text:span><text:span text:style-name="style10">?</text:span><text:span text:style-name="style6">"•"</text:span><text:span text:style-name="style10">:</text:span><text:span text:style-name="style6">"·"</text:span><text:span text:style-name="style10">,</text:span><text:span text:style-name="style11">m</text:span><text:span text:style-name="style10">,</text:span><text:span text:style-name="style11">ev</text:span><text:span text:style-name="style10">&amp;</text:span><text:span text:style-name="style4">128</text:span><text:span text:style-name="style10">?</text:span><text:span text:style-name="style6">"•"</text:span><text:span text:style-name="style10">:</text:span><text:span text:style-name="style6">"·"</text:span><text:span text:style-name="style10">,</text:span><text:span text:style-name="style11">f </text:span><text:span text:style-name="style10">);</text:span></text:h>
      <text:h text:style-name="Default">103<text:s text:c="2"/><text:s text:c="2"/><text:span text:style-name="style10">} } } </text:span><text:span text:style-name="style5">return </text:span><text:span text:style-name="style10">*</text:span><text:span text:style-name="style5">this</text:span><text:span text:style-name="style10">;</text:span></text:h>
      <text:h text:style-name="Default">104<text:s text:c="2"/><text:span text:style-name="style10">}</text:span></text:h>
      <text:h text:style-name="Default">105<text:s text:c="2"/><text:span text:style-name="style2">//<text:s text:c="2"/>Блок текущей консольной текстовой информации о штормовом море и корабле</text:span></text:h>
      <text:h text:style-name="Default">106<text:s text:c="2"/><text:span text:style-name="style2">//</text:span></text:h>
      <text:h text:style-name="Default">107<text:s text:c="2"/><text:span text:style-name="style5">void </text:span><text:span text:style-name="style11">wavePrint</text:span><text:span text:style-name="style10">()<text:s text:c="16"/></text:span><text:span text:style-name="style2">// процедура печати используется для обновления</text:span></text:h>
      <text:h text:style-name="Default">108<text:s text:c="2"/><text:span text:style-name="style10">{ </text:span><text:span text:style-name="style11">Field </text:span><text:span text:style-name="style10">&amp;</text:span><text:span text:style-name="style11">S</text:span><text:span text:style-name="style10">=*</text:span><text:span text:style-name="style11">Storm</text:span><text:span text:style-name="style10">;<text:s text:c="14"/></text:span><text:span text:style-name="style2">//<text:s text:c="2"/>при изменении параметров волн Field::Config</text:span></text:h>
      <text:h text:style-name="Default">109<text:s text:c="2"/><text:s text:c="2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10</text:span><text:span text:style-name="style10">; </text:span><text:span text:style-name="style11">y</text:span><text:span text:style-name="style10">&lt;=</text:span><text:span text:style-name="style4">12</text:span><text:span text:style-name="style10">; </text:span><text:span text:style-name="style11">y</text:span><text:span text:style-name="style10">++ )</text:span></text:h>
      <text:h text:style-name="Default">110<text:s text:c="2"/><text:s text:c="2"/><text:span text:style-name="style10">{ </text:span><text:span text:style-name="style11">Waves </text:span><text:span text:style-name="style10">&amp;</text:span><text:span text:style-name="style11">W </text:span><text:span text:style-name="style10">= </text:span><text:span text:style-name="style11">y</text:span><text:span text:style-name="style10">==</text:span><text:span text:style-name="style4">10 </text:span><text:span text:style-name="style10">? </text:span><text:span text:style-name="style11">S</text:span><text:span text:style-name="style10">.</text:span><text:span text:style-name="style11">Wind </text:span><text:span text:style-name="style10">: ( </text:span><text:span text:style-name="style11">y</text:span><text:span text:style-name="style10">==</text:span><text:span text:style-name="style4">11 </text:span><text:span text:style-name="style10">? </text:span><text:span text:style-name="style11">S</text:span><text:span text:style-name="style10">.</text:span><text:span text:style-name="style11">Swell </text:span><text:span text:style-name="style10">: </text:span><text:span text:style-name="style11">S</text:span><text:span text:style-name="style10">.</text:span><text:span text:style-name="style11">Surge </text:span><text:span text:style-name="style10">);</text:span></text:h>
      <text:h text:style-name="Default">111<text:s text:c="2"/><text:s text:c="4"/><text:span text:style-name="style11">textcolor</text:span><text:span text:style-name="style10">( </text:span><text:span text:style-name="style11">LIGHTCYAN </text:span><text:span text:style-name="style10">); </text:span><text:span text:style-name="style11">cprint</text:span><text:span text:style-name="style10">( </text:span><text:span text:style-name="style4">2</text:span><text:span text:style-name="style10">,</text:span><text:span text:style-name="style11">y</text:span><text:span text:style-name="style10">,</text:span><text:span text:style-name="style6">"%-5s: "</text:span><text:span text:style-name="style10">,</text:span><text:span text:style-name="style11">W</text:span><text:span text:style-name="style10">.</text:span><text:span text:style-name="style11">Title </text:span><text:span text:style-name="style10">);</text:span></text:h>
      <text:h text:style-name="Default">112<text:s text:c="2"/><text:s text:c="4"/><text:span text:style-name="style11">textcolor</text:span><text:span text:style-name="style10">( </text:span><text:span text:style-name="style11">LIGHTGRAY </text:span><text:span text:style-name="style10">); </text:span><text:span text:style-name="style11">cprint</text:span><text:span text:style-name="style10">( </text:span><text:span text:style-name="style4">9</text:span><text:span text:style-name="style10">,</text:span><text:span text:style-name="style11">y</text:span><text:span text:style-name="style10">,</text:span><text:span text:style-name="style11">y</text:span><text:span text:style-name="style10">==</text:span><text:span text:style-name="style4">10</text:span></text:h>
      <text:h text:style-name="Default">113<text:s text:c="2"/><text:s text:c="2"/><text:span text:style-name="style10">? </text:span><text:span text:style-name="style6">"L=%3.0f м, T=%4.1f\", A=%4.2f м, C=%4.1f м/с, Dir=%3.0f°, Ds=%.1f м [%d·%d] = {%.0f·%.0f} м\n"</text:span></text:h>
      <text:h text:style-name="Default">114<text:s text:c="2"/><text:s text:c="2"/><text:span text:style-name="style10">: </text:span><text:span text:style-name="style6">"<text:s text:c="2"/>%3.0f м,<text:s text:c="3"/>%4.1f\",<text:s text:c="3"/>%4.2f м,<text:s text:c="3"/>%4.1f м/с,<text:s text:c="5"/>%3.0f°,<text:s text:c="4"/>%.1f м [%d·%d] \n"</text:span><text:span text:style-name="style10">,</text:span></text:h>
      <text:h text:style-name="Default">115<text:s text:c="2"/><text:s text:c="5"/><text:span text:style-name="style11">W</text:span><text:span text:style-name="style10">.</text:span><text:span text:style-name="style11">Length</text:span><text:span text:style-name="style10">,</text:span><text:span text:style-name="style11">W</text:span><text:span text:style-name="style10">.</text:span><text:span text:style-name="style11">Length</text:span><text:span text:style-name="style10">/</text:span><text:span text:style-name="style11">W</text:span><text:span text:style-name="style10">.</text:span><text:span text:style-name="style11">Cw</text:span><text:span text:style-name="style10">,</text:span><text:span text:style-name="style11">W</text:span><text:span text:style-name="style10">.</text:span><text:span text:style-name="style11">Height</text:span><text:span text:style-name="style10">,</text:span><text:span text:style-name="style11">W</text:span><text:span text:style-name="style10">.</text:span><text:span text:style-name="style11">Cw</text:span><text:span text:style-name="style10">,(</text:span><text:span text:style-name="style11">_Pi</text:span><text:span text:style-name="style10">-</text:span><text:span text:style-name="style11">atan2</text:span><text:span text:style-name="style10">(</text:span><text:span text:style-name="style11">W</text:span><text:span text:style-name="style10">.</text:span><text:span text:style-name="style11">x</text:span><text:span text:style-name="style10">.</text:span><text:span text:style-name="style11">y</text:span><text:span text:style-name="style10">,</text:span><text:span text:style-name="style11">W</text:span><text:span text:style-name="style10">.</text:span><text:span text:style-name="style11">x</text:span><text:span text:style-name="style10">.</text:span><text:span text:style-name="style11">x</text:span><text:span text:style-name="style10">))*</text:span><text:span text:style-name="style11">_Rd</text:span><text:span text:style-name="style10">,</text:span></text:h>
      <text:h text:style-name="Default">116<text:s text:c="2"/><text:s text:c="5"/><text:span text:style-name="style11">W</text:span><text:span text:style-name="style10">.</text:span><text:span text:style-name="style11">Ds</text:span><text:span text:style-name="style10">,</text:span><text:span text:style-name="style11">W</text:span><text:span text:style-name="style10">.</text:span><text:span text:style-name="style11">Mx</text:span><text:span text:style-name="style10">,</text:span><text:span text:style-name="style11">W</text:span><text:span text:style-name="style10">.</text:span><text:span text:style-name="style11">My</text:span><text:span text:style-name="style10">,</text:span><text:span text:style-name="style11">S</text:span><text:span text:style-name="style10">.</text:span><text:span text:style-name="style11">Long</text:span><text:span text:style-name="style10">,</text:span><text:span text:style-name="style11">S</text:span><text:span text:style-name="style10">.</text:span><text:span text:style-name="style11">Wide </text:span><text:span text:style-name="style10">);</text:span></text:h>
      <text:h text:style-name="Default">117<text:s text:c="2"/><text:span text:style-name="style10">} }</text:span></text:h>
      <text:h text:style-name="Default">118<text:s text:c="2"/><text:span text:style-name="style5">void </text:span><text:span text:style-name="style11">logWave</text:span><text:span text:style-name="style10">()</text:span></text:h>
      <text:h text:style-name="Default">119<text:s text:c="2"/><text:span text:style-name="style10">{ </text:span><text:span text:style-name="style11">wavePrint</text:span><text:span text:style-name="style10">(); </text:span><text:span text:style-name="style5">if</text:span><text:span text:style-name="style10">(!</text:span><text:span text:style-name="style11">VIL </text:span><text:span text:style-name="style10">)</text:span><text:span text:style-name="style5">return</text:span><text:span text:style-name="style10">; </text:span><text:span text:style-name="style2">// процедура печати используется для обновления</text:span></text:h>
      <text:h text:style-name="Default">120<text:s text:c="2"/><text:s text:c="1"/><text:span text:style-name="style11">Field </text:span><text:span text:style-name="style10">&amp;</text:span><text:span text:style-name="style11">S</text:span><text:span text:style-name="style10">=*</text:span><text:span text:style-name="style11">Storm</text:span><text:span text:style-name="style10">; </text:span><text:span text:style-name="style11">logTime</text:span><text:span text:style-name="style10">();<text:s text:c="4"/></text:span><text:span text:style-name="style2">//<text:s text:c="2"/>отметка момента времени опытовых испытаний</text:span></text:h>
      <text:h text:style-name="Default">121<text:s text:c="2"/><text:s text:c="2"/><text:span text:style-name="style11">fprintf</text:span><text:span text:style-name="style10">( </text:span><text:span text:style-name="style11">VIL</text:span><text:span text:style-name="style10">,</text:span><text:span text:style-name="style6">"\n" </text:span><text:span text:style-name="style10">);<text:s text:c="10"/></text:span><text:span text:style-name="style2">//<text:s text:c="2"/>при изменении параметров волн Field::Config</text:span></text:h>
      <text:h text:style-name="Default">122<text:s text:c="2"/><text:s text:c="2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0</text:span><text:span text:style-name="style10">; </text:span><text:span text:style-name="style11">y</text:span><text:span text:style-name="style10">&lt;=</text:span><text:span text:style-name="style4">2</text:span><text:span text:style-name="style10">; </text:span><text:span text:style-name="style11">y</text:span><text:span text:style-name="style10">++ )</text:span></text:h>
      <text:h text:style-name="Default">123<text:s text:c="2"/><text:s text:c="2"/><text:span text:style-name="style10">{ </text:span><text:span text:style-name="style11">Waves </text:span><text:span text:style-name="style10">&amp;</text:span><text:span text:style-name="style11">W </text:span><text:span text:style-name="style10">= !</text:span><text:span text:style-name="style11">y</text:span><text:span text:style-name="style10">?</text:span><text:span text:style-name="style11">S</text:span><text:span text:style-name="style10">.</text:span><text:span text:style-name="style11">Wind</text:span><text:span text:style-name="style10">:(</text:span><text:span text:style-name="style11">y</text:span><text:span text:style-name="style10">==</text:span><text:span text:style-name="style4">1</text:span><text:span text:style-name="style10">?</text:span><text:span text:style-name="style11">S</text:span><text:span text:style-name="style10">.</text:span><text:span text:style-name="style11">Swell</text:span><text:span text:style-name="style10">:</text:span><text:span text:style-name="style11">S</text:span><text:span text:style-name="style10">.</text:span><text:span text:style-name="style11">Surge</text:span><text:span text:style-name="style10">);</text:span></text:h>
      <text:h text:style-name="Default">124<text:s text:c="2"/><text:s text:c="4"/><text:span text:style-name="style11">fprintf</text:span><text:span text:style-name="style10">( </text:span><text:span text:style-name="style11">VIL</text:span><text:span text:style-name="style10">,</text:span><text:span text:style-name="style6">"<text:s text:c="3"/>%s: "</text:span><text:span text:style-name="style10">+(</text:span><text:span text:style-name="style4">2</text:span><text:span text:style-name="style10">-</text:span><text:span text:style-name="style11">y</text:span><text:span text:style-name="style10">),</text:span><text:span text:style-name="style11">W</text:span><text:span text:style-name="style10">.</text:span><text:span text:style-name="style11">Title </text:span><text:span text:style-name="style10">);</text:span></text:h>
      <text:h text:style-name="Default">125<text:s text:c="2"/><text:s text:c="4"/><text:span text:style-name="style11">fprintf</text:span><text:span text:style-name="style10">( </text:span><text:span text:style-name="style11">VIL</text:span><text:span text:style-name="style10">,!</text:span><text:span text:style-name="style11">y</text:span></text:h>
      <text:h text:style-name="Default">126<text:s text:c="2"/><text:s text:c="2"/><text:span text:style-name="style10">? </text:span><text:span text:style-name="style6">"λ=%3.0f м, τ=%4.1f\", ζ=%4.2f м, α=%4.2f, C=%4.1f м/с, A=%3.0f°, δS=%.1f м [%d·%d]\n"</text:span></text:h>
      <text:h text:style-name="Default">127<text:s text:c="2"/><text:s text:c="2"/><text:span text:style-name="style10">: </text:span><text:span text:style-name="style6">"<text:s text:c="2"/>%3.0f м,<text:s text:c="3"/>%4.1f\",<text:s text:c="3"/>%4.2f м,<text:s text:c="2"/>=%4.2f,<text:s text:c="3"/>%4.1f м/с,<text:s text:c="3"/>%3.0f°,<text:s text:c="4"/>%.1f м [%d·%d]\n"</text:span><text:span text:style-name="style10">,</text:span></text:h>
      <text:h text:style-name="Default">128<text:s text:c="2"/><text:s text:c="5"/><text:span text:style-name="style11">W</text:span><text:span text:style-name="style10">.</text:span><text:span text:style-name="style11">Length</text:span><text:span text:style-name="style10">,</text:span><text:span text:style-name="style11">W</text:span><text:span text:style-name="style10">.</text:span><text:span text:style-name="style11">Length</text:span><text:span text:style-name="style10">/</text:span><text:span text:style-name="style11">W</text:span><text:span text:style-name="style10">.</text:span><text:span text:style-name="style11">Cw</text:span><text:span text:style-name="style10">,</text:span><text:span text:style-name="style11">W</text:span><text:span text:style-name="style10">.</text:span><text:span text:style-name="style11">Height</text:span><text:span text:style-name="style10">,</text:span><text:span text:style-name="style11">hW</text:span><text:span text:style-name="style10">*</text:span><text:span text:style-name="style11">W</text:span><text:span text:style-name="style10">.</text:span><text:span text:style-name="style11">Height</text:span><text:span text:style-name="style10">/</text:span><text:span text:style-name="style11">W</text:span><text:span text:style-name="style10">.</text:span><text:span text:style-name="style11">Length</text:span><text:span text:style-name="style10">,</text:span></text:h>
      <text:h text:style-name="Default">129<text:s text:c="2"/><text:s text:c="5"/><text:span text:style-name="style11">W</text:span><text:span text:style-name="style10">.</text:span><text:span text:style-name="style11">Cw</text:span><text:span text:style-name="style10">,(</text:span><text:span text:style-name="style11">_Pi</text:span><text:span text:style-name="style10">-</text:span><text:span text:style-name="style11">atan2</text:span><text:span text:style-name="style10">(</text:span><text:span text:style-name="style11">W</text:span><text:span text:style-name="style10">.</text:span><text:span text:style-name="style11">x</text:span><text:span text:style-name="style10">.</text:span><text:span text:style-name="style11">y</text:span><text:span text:style-name="style10">,</text:span><text:span text:style-name="style11">W</text:span><text:span text:style-name="style10">.</text:span><text:span text:style-name="style11">x</text:span><text:span text:style-name="style10">.</text:span><text:span text:style-name="style11">x</text:span><text:span text:style-name="style10">))*</text:span><text:span text:style-name="style11">_Rd</text:span><text:span text:style-name="style10">,</text:span><text:span text:style-name="style11">W</text:span><text:span text:style-name="style10">.</text:span><text:span text:style-name="style11">Ds</text:span><text:span text:style-name="style10">,</text:span><text:span text:style-name="style11">W</text:span><text:span text:style-name="style10">.</text:span><text:span text:style-name="style11">Mx</text:span><text:span text:style-name="style10">,</text:span><text:span text:style-name="style11">W</text:span><text:span text:style-name="style10">.</text:span><text:span text:style-name="style11">My </text:span><text:span text:style-name="style10">);</text:span></text:h>
      <text:h text:style-name="Default">130<text:s text:c="2"/><text:s text:c="2"/><text:span text:style-name="style10">}</text:span></text:h>
      <text:h text:style-name="Default">131<text:s text:c="2"/><text:s text:c="2"/><text:span text:style-name="style11">fprintf</text:span><text:span text:style-name="style10">( </text:span><text:span text:style-name="style11">VIL</text:span><text:span text:style-name="style10">,</text:span><text:span text:style-name="style6">"<text:s text:c="2"/>⇒ %s (%s)\n"</text:span><text:span text:style-name="style10">,</text:span><text:span text:style-name="style11">ModelWave</text:span><text:span text:style-name="style10">[</text:span><text:span text:style-name="style11">S</text:span><text:span text:style-name="style10">.</text:span><text:span text:style-name="style11">Exp</text:span><text:span text:style-name="style10">.</text:span><text:span text:style-name="style11">wave</text:span><text:span text:style-name="style10">],</text:span><text:span text:style-name="style11">S</text:span><text:span text:style-name="style10">.</text:span><text:span text:style-name="style11">Exp</text:span><text:span text:style-name="style10">.</text:span><text:span text:style-name="style11">peak</text:span></text:h>
      <text:h text:style-name="Default">132<text:s text:c="2"/><text:s text:c="13"/><text:span text:style-name="style10">? </text:span><text:span text:style-name="style6">"трохоидальный процесс" </text:span><text:span text:style-name="style10">: </text:span><text:span text:style-name="style6">"поверхностный поток" </text:span><text:span text:style-name="style10">);</text:span></text:h>
      <text:h text:style-name="Default">133<text:s text:c="2"/><text:span text:style-name="style10">}</text:span></text:h>
      <text:h text:style-name="Default">134<text:s text:c="2"/><text:span text:style-name="style2">//inline void printB(unsigned B){ if(B&gt;&gt;1)printB(B&gt;&gt;1); putch((B&amp;1)?'1':'0'); }</text:span></text:h>
      <text:h text:style-name="Default">135<text:s text:c="2"/></text:h>
      <text:h text:style-name="Default">136<text:s text:c="2"/><text:span text:style-name="style11">Hull</text:span><text:span text:style-name="style10">&amp; </text:span><text:span text:style-name="style11">Hull</text:span><text:span text:style-name="style10">::</text:span><text:span text:style-name="style11">wPrint</text:span><text:span text:style-name="style10">( </text:span><text:span text:style-name="style5">bool </text:span><text:span text:style-name="style11">log </text:span><text:span text:style-name="style10">) </text:span><text:span text:style-name="style2">// информация по смоченному корпусу на текстовой</text:span></text:h>
      <text:h text:style-name="Default">137<text:s text:c="2"/><text:span text:style-name="style10">{ </text:span><text:span text:style-name="style11">Field </text:span><text:span text:style-name="style10">&amp;</text:span><text:span text:style-name="style11">F</text:span><text:span text:style-name="style10">=*</text:span><text:span text:style-name="style11">Storm</text:span><text:span text:style-name="style10">;<text:s text:c="12"/></text:span><text:span text:style-name="style2">//<text:s text:c="13"/>консоли и в протоколе эксперимента</text:span></text:h>
      <text:h text:style-name="Default">138<text:s text:c="2"/><text:s text:c="2"/><text:span text:style-name="style11">textcolor</text:span><text:span text:style-name="style10">( </text:span><text:span text:style-name="style11">YELLOW </text:span><text:span text:style-name="style10">),<text:s text:c="7"/></text:span><text:span text:style-name="style2">// текстовые данные о состоянии и динамике корабля</text:span></text:h>
      <text:h text:style-name="Default">139<text:s text:c="2"/><text:s text:c="2"/><text:span text:style-name="style11">cprint</text:span><text:span text:style-name="style10">( </text:span><text:span text:style-name="style4">1</text:span><text:span text:style-name="style10">,</text:span><text:span text:style-name="style4">14</text:span><text:span text:style-name="style10">,</text:span><text:span text:style-name="style6">" Time %s + %3.2f\"<text:s text:c="6"/>\n"</text:span></text:h>
      <text:h text:style-name="Default">140<text:s text:c="2"/><text:s text:c="15"/><text:span text:style-name="style6">" Speed %3.1fуз(%4.2f=%3.1fL)<text:s text:c="2"/>\n"</text:span></text:h>
      <text:h text:style-name="Default">141<text:s text:c="2"/><text:s text:c="15"/><text:span text:style-name="style6">" Volume %1.0f &lt;&lt; %1.0f<text:s text:c="2"/>\n"</text:span></text:h>
      <text:h text:style-name="Default">142<text:s text:c="2"/><text:s text:c="15"/><text:span text:style-name="style6">" Surface %1.0f &lt;&lt; %1.0f<text:s text:c="2"/>\n"</text:span></text:h>
      <text:h text:style-name="Default">143<text:s text:c="2"/><text:s text:c="15"/><text:span text:style-name="style6">" Floatable %1.0f &lt;&lt; %1.0f<text:s text:c="2"/>\n"</text:span></text:h>
      <text:h text:style-name="Default">144<text:s text:c="2"/><text:s text:c="15"/><text:span text:style-name="style6">" μCenter %4.1f &gt;&gt; %4.1f -- %3.1f Gravity.z<text:s text:c="2"/>\n"</text:span></text:h>
      <text:h text:style-name="Default">145<text:s text:c="2"/><text:s text:c="15"/><text:span text:style-name="style6">"<text:s text:c="7"/>h %4.2f &gt;&gt; %4.2f -- μM %3.1f &gt;&gt; %3.1f<text:s text:c="3"/>"</text:span><text:span text:style-name="style10">,</text:span></text:h>
      <text:h text:style-name="Default">146<text:s text:c="2"/><text:s text:c="8"/><text:span text:style-name="style11">DtoA</text:span><text:span text:style-name="style10">(</text:span><text:span text:style-name="style11">F</text:span><text:span text:style-name="style10">.</text:span><text:span text:style-name="style11">Kt</text:span><text:span text:style-name="style10">*</text:span><text:span text:style-name="style11">F</text:span><text:span text:style-name="style10">.</text:span><text:span text:style-name="style11">Tstep</text:span><text:span text:style-name="style10">/</text:span><text:span text:style-name="style11">F</text:span><text:span text:style-name="style10">.</text:span><text:span text:style-name="style11">tKrat</text:span><text:span text:style-name="style10">/</text:span><text:span text:style-name="style4">3600</text:span><text:span text:style-name="style10">,</text:span><text:span text:style-name="style4">3</text:span><text:span text:style-name="style10">),</text:span><text:span text:style-name="style11">F</text:span><text:span text:style-name="style10">.</text:span><text:span text:style-name="style11">Tstep</text:span><text:span text:style-name="style10">,</text:span><text:span text:style-name="style11">Speed</text:span><text:span text:style-name="style10">*</text:span><text:span text:style-name="style4">3600</text:span><text:span text:style-name="style10">/</text:span><text:span text:style-name="style11">_Mile</text:span><text:span text:style-name="style10">,</text:span></text:h>
      <text:h text:style-name="Default">147<text:s text:c="2"/><text:s text:c="8"/><text:span text:style-name="style11">Speed</text:span><text:span text:style-name="style10">/</text:span><text:span text:style-name="style11">sqrt</text:span><text:span text:style-name="style10">(</text:span><text:span text:style-name="style11">_g</text:span><text:span text:style-name="style10">*</text:span><text:span text:style-name="style11">Length</text:span><text:span text:style-name="style10">),</text:span><text:span text:style-name="style11">sqr</text:span><text:span text:style-name="style10">(</text:span><text:span text:style-name="style11">Speed</text:span><text:span text:style-name="style10">)*</text:span><text:span text:style-name="style11">_Pd</text:span><text:span text:style-name="style10">/</text:span><text:span text:style-name="style11">_g</text:span><text:span text:style-name="style10">/</text:span><text:span text:style-name="style11">Length</text:span><text:span text:style-name="style10">,</text:span><text:span text:style-name="style11">Volume</text:span><text:span text:style-name="style10">,</text:span><text:span text:style-name="style11">iV</text:span><text:span text:style-name="style10">,</text:span><text:span text:style-name="style11">Surface</text:span><text:span text:style-name="style10">,</text:span><text:span text:style-name="style11">iS</text:span><text:span text:style-name="style10">,</text:span></text:h>
      <text:h text:style-name="Default">148<text:s text:c="2"/><text:s text:c="8"/><text:span text:style-name="style11">Floatage</text:span><text:span text:style-name="style10">,</text:span><text:span text:style-name="style11">iF</text:span><text:span text:style-name="style10">,</text:span><text:span text:style-name="style11">Metacenter</text:span><text:span text:style-name="style10">.</text:span><text:span text:style-name="style11">x</text:span><text:span text:style-name="style10">,</text:span><text:span text:style-name="style11">vM</text:span><text:span text:style-name="style10">.</text:span><text:span text:style-name="style11">x</text:span><text:span text:style-name="style10">,</text:span><text:span text:style-name="style11">Gravity</text:span><text:span text:style-name="style10">.</text:span><text:span text:style-name="style11">z</text:span><text:span text:style-name="style10">,</text:span><text:span text:style-name="style11">hX</text:span><text:span text:style-name="style10">,</text:span><text:span text:style-name="style11">vM</text:span><text:span text:style-name="style10">.</text:span><text:span text:style-name="style11">z</text:span><text:span text:style-name="style10">,</text:span><text:span text:style-name="style11">Metacenter</text:span><text:span text:style-name="style10">.</text:span><text:span text:style-name="style11">y</text:span><text:span text:style-name="style10">,</text:span><text:span text:style-name="style11">vM</text:span><text:span text:style-name="style10">.</text:span><text:span text:style-name="style11">y </text:span><text:span text:style-name="style10">),</text:span></text:h>
      <text:h text:style-name="Default">149<text:s text:c="2"/><text:s text:c="2"/><text:span text:style-name="style11">cprint</text:span><text:span text:style-name="style10">( </text:span><text:span text:style-name="style4">80</text:span><text:span text:style-name="style10">,</text:span><text:span text:style-name="style4">8</text:span><text:span text:style-name="style10">,</text:span><text:span text:style-name="style6">"Statum{ %X } "</text:span><text:span text:style-name="style10">,</text:span><text:span text:style-name="style11">Statum </text:span><text:span text:style-name="style10">), </text:span><text:span text:style-name="style2">// printB( Statum );</text:span></text:h>
      <text:h text:style-name="Default">150<text:s text:c="2"/><text:s text:c="2"/><text:span text:style-name="style11">textcolor</text:span><text:span text:style-name="style10">( </text:span><text:span text:style-name="style11">WHITE </text:span><text:span text:style-name="style10">),</text:span><text:span text:style-name="style11">cprint</text:span><text:span text:style-name="style10">( </text:span><text:span text:style-name="style4">28</text:span><text:span text:style-name="style10">,</text:span><text:span text:style-name="style4">14</text:span><text:span text:style-name="style10">,</text:span><text:span text:style-name="style6">"C:{%6.1f,%.1f,%-6.1f}<text:s text:c="2"/>"</text:span><text:span text:style-name="style10">,</text:span><text:span text:style-name="style11">vB</text:span><text:span text:style-name="style10">.</text:span><text:span text:style-name="style11">x</text:span><text:span text:style-name="style10">,</text:span><text:span text:style-name="style11">vB</text:span><text:span text:style-name="style10">.</text:span><text:span text:style-name="style11">y</text:span><text:span text:style-name="style10">,</text:span><text:span text:style-name="style11">vB</text:span><text:span text:style-name="style10">.</text:span><text:span text:style-name="style11">z </text:span><text:span text:style-name="style10">);</text:span></text:h>
      <text:h text:style-name="Default">151<text:s text:c="2"/><text:s text:c="2"/><text:span text:style-name="style11">cprint</text:span><text:span text:style-name="style10">( </text:span><text:span text:style-name="style4">55</text:span><text:span text:style-name="style10">,</text:span><text:span text:style-name="style4">14</text:span><text:span text:style-name="style10">,</text:span><text:span text:style-name="style6">"mC:| %5.2f %-5.2f %-5.2f | X %s<text:s text:c="2"/>"</text:span><text:span text:style-name="style10">,</text:span><text:span text:style-name="style11">x</text:span><text:span text:style-name="style10">.</text:span><text:span text:style-name="style11">x</text:span><text:span text:style-name="style10">,</text:span><text:span text:style-name="style11">x</text:span><text:span text:style-name="style10">.</text:span><text:span text:style-name="style11">y</text:span><text:span text:style-name="style10">,</text:span><text:span text:style-name="style11">x</text:span><text:span text:style-name="style10">.</text:span><text:span text:style-name="style11">z</text:span><text:span text:style-name="style10">,</text:span><text:span text:style-name="style11">DtoA</text:span><text:span text:style-name="style10">(</text:span><text:span text:style-name="style11">atan2</text:span><text:span text:style-name="style10">(-</text:span><text:span text:style-name="style11">z</text:span><text:span text:style-name="style10">.</text:span><text:span text:style-name="style11">y</text:span><text:span text:style-name="style10">,</text:span><text:span text:style-name="style11">z</text:span><text:span text:style-name="style10">.</text:span><text:span text:style-name="style11">z</text:span><text:span text:style-name="style10">)*</text:span><text:span text:style-name="style11">_Rd</text:span><text:span text:style-name="style10">,-</text:span><text:span text:style-name="style4">1</text:span><text:span text:style-name="style10">)),</text:span></text:h>
      <text:h text:style-name="Default">152<text:s text:c="2"/><text:s text:c="2"/><text:span text:style-name="style11">cprint</text:span><text:span text:style-name="style10">( </text:span><text:span text:style-name="style4">58</text:span><text:span text:style-name="style10">,</text:span><text:span text:style-name="style4">15</text:span><text:span text:style-name="style10">,<text:s text:c="3"/></text:span><text:span text:style-name="style6">"| %5.2f %-5.2f %-5.2f | Y %s<text:s text:c="2"/>"</text:span><text:span text:style-name="style10">,</text:span><text:span text:style-name="style11">y</text:span><text:span text:style-name="style10">.</text:span><text:span text:style-name="style11">x</text:span><text:span text:style-name="style10">,</text:span><text:span text:style-name="style11">y</text:span><text:span text:style-name="style10">.</text:span><text:span text:style-name="style11">y</text:span><text:span text:style-name="style10">,</text:span><text:span text:style-name="style11">y</text:span><text:span text:style-name="style10">.</text:span><text:span text:style-name="style11">z</text:span><text:span text:style-name="style10">,</text:span><text:span text:style-name="style11">DtoA</text:span><text:span text:style-name="style10">(</text:span><text:span text:style-name="style11">atan2</text:span><text:span text:style-name="style10">( </text:span><text:span text:style-name="style11">x</text:span><text:span text:style-name="style10">.</text:span><text:span text:style-name="style11">z</text:span><text:span text:style-name="style10">,</text:span><text:span text:style-name="style11">x</text:span><text:span text:style-name="style10">.</text:span><text:span text:style-name="style11">x</text:span><text:span text:style-name="style10">)*</text:span><text:span text:style-name="style11">_Rd</text:span><text:span text:style-name="style10">,-</text:span><text:span text:style-name="style4">1</text:span><text:span text:style-name="style10">)),</text:span></text:h>
      <text:h text:style-name="Default">153<text:s text:c="2"/><text:s text:c="2"/><text:span text:style-name="style11">cprint</text:span><text:span text:style-name="style10">( </text:span><text:span text:style-name="style4">58</text:span><text:span text:style-name="style10">,</text:span><text:span text:style-name="style4">16</text:span><text:span text:style-name="style10">,<text:s text:c="3"/></text:span><text:span text:style-name="style6">"| %5.2f %-5.2f %-5.2f | Z %s<text:s text:c="2"/>"</text:span><text:span text:style-name="style10">,</text:span><text:span text:style-name="style11">z</text:span><text:span text:style-name="style10">.</text:span><text:span text:style-name="style11">x</text:span><text:span text:style-name="style10">,</text:span><text:span text:style-name="style11">z</text:span><text:span text:style-name="style10">.</text:span><text:span text:style-name="style11">y</text:span><text:span text:style-name="style10">,</text:span><text:span text:style-name="style11">z</text:span><text:span text:style-name="style10">.</text:span><text:span text:style-name="style11">z</text:span><text:span text:style-name="style10">,</text:span><text:span text:style-name="style11">DtoA</text:span><text:span text:style-name="style10">(</text:span><text:span text:style-name="style11">atan2</text:span><text:span text:style-name="style10">(-</text:span><text:span text:style-name="style11">x</text:span><text:span text:style-name="style10">.</text:span><text:span text:style-name="style11">y</text:span><text:span text:style-name="style10">,</text:span><text:span text:style-name="style11">x</text:span><text:span text:style-name="style10">.</text:span><text:span text:style-name="style11">x</text:span><text:span text:style-name="style10">)*</text:span><text:span text:style-name="style11">_Rd</text:span><text:span text:style-name="style10">,-</text:span><text:span text:style-name="style4">1</text:span><text:span text:style-name="style10">));</text:span></text:h>
      <text:h text:style-name="Default">154<text:s text:c="2"/><text:s text:c="2"/><text:span text:style-name="style11">textcolor</text:span><text:span text:style-name="style10">( </text:span><text:span text:style-name="style11">LIGHTCYAN </text:span><text:span text:style-name="style10">),</text:span></text:h>
      <text:h text:style-name="Default">155<text:s text:c="2"/><text:s text:c="2"/><text:span text:style-name="style11">cprint</text:span><text:span text:style-name="style10">( </text:span><text:span text:style-name="style4">27</text:span><text:span text:style-name="style10">,</text:span><text:span text:style-name="style4">15</text:span><text:span text:style-name="style10">,</text:span><text:span text:style-name="style6">"vF:{%6.1f,%.1f,%-6.1f}<text:s text:c="2"/>"</text:span><text:span text:style-name="style10">, </text:span><text:span text:style-name="style11">vF</text:span><text:span text:style-name="style10">.</text:span><text:span text:style-name="style11">x</text:span><text:span text:style-name="style10">,</text:span><text:span text:style-name="style11">vF</text:span><text:span text:style-name="style10">.</text:span><text:span text:style-name="style11">y</text:span><text:span text:style-name="style10">,</text:span><text:span text:style-name="style11">vF</text:span><text:span text:style-name="style10">.</text:span><text:span text:style-name="style11">z </text:span><text:span text:style-name="style10">),</text:span></text:h>
      <text:h text:style-name="Default">156<text:s text:c="2"/><text:s text:c="2"/><text:span text:style-name="style11">cprint</text:span><text:span text:style-name="style10">( </text:span><text:span text:style-name="style4">27</text:span><text:span text:style-name="style10">,</text:span><text:span text:style-name="style4">16</text:span><text:span text:style-name="style10">,</text:span><text:span text:style-name="style6">"vW:{%6.1f,%.1f,%-6.1f}<text:s text:c="2"/>"</text:span><text:span text:style-name="style10">, </text:span><text:span text:style-name="style11">vW</text:span><text:span text:style-name="style10">.</text:span><text:span text:style-name="style11">x</text:span><text:span text:style-name="style10">,</text:span><text:span text:style-name="style11">vW</text:span><text:span text:style-name="style10">.</text:span><text:span text:style-name="style11">y</text:span><text:span text:style-name="style10">,</text:span><text:span text:style-name="style11">vW</text:span><text:span text:style-name="style10">.</text:span><text:span text:style-name="style11">z </text:span><text:span text:style-name="style10">),</text:span></text:h>
      <text:h text:style-name="Default">157<text:s text:c="2"/><text:s text:c="2"/><text:span text:style-name="style11">cprint</text:span><text:span text:style-name="style10">( </text:span><text:span text:style-name="style4">27</text:span><text:span text:style-name="style10">,</text:span><text:span text:style-name="style4">17</text:span><text:span text:style-name="style10">,</text:span><text:span text:style-name="style6">"vD:{%6.1f,%.1f,%-6.1f}<text:s text:c="2"/>"</text:span><text:span text:style-name="style10">, </text:span><text:span text:style-name="style11">vD</text:span><text:span text:style-name="style10">.</text:span><text:span text:style-name="style11">x</text:span><text:span text:style-name="style10">,</text:span><text:span text:style-name="style11">vD</text:span><text:span text:style-name="style10">.</text:span><text:span text:style-name="style11">y</text:span><text:span text:style-name="style10">,</text:span><text:span text:style-name="style11">vD</text:span><text:span text:style-name="style10">.</text:span><text:span text:style-name="style11">z </text:span><text:span text:style-name="style10">),</text:span></text:h>
      <text:h text:style-name="Default">158<text:s text:c="2"/><text:span text:style-name="style2">//cprint( 27,17,"vS:{%6.1f,%.1f,%-5.1f }<text:s text:c="2"/>",vS.x,vS.y,vS.z ),</text:span></text:h>
      <text:h text:style-name="Default">159<text:s text:c="2"/><text:s text:c="2"/><text:span text:style-name="style11">textcolor</text:span><text:span text:style-name="style10">( </text:span><text:span text:style-name="style11">LIGHTGREEN</text:span><text:span text:style-name="style10">,</text:span><text:span text:style-name="style11">BLUE </text:span><text:span text:style-name="style10">),</text:span></text:h>
      <text:h text:style-name="Default">160<text:s text:c="2"/><text:s text:c="2"/><text:span text:style-name="style11">cprint</text:span><text:span text:style-name="style10">( </text:span><text:span text:style-name="style4">55</text:span><text:span text:style-name="style10">,</text:span><text:span text:style-name="style4">17</text:span><text:span text:style-name="style10">,</text:span><text:span text:style-name="style6">"mW:| %7.0f<text:s text:c="2"/>%-9.1f | "</text:span><text:span text:style-name="style10">,</text:span><text:span text:style-name="style11">mW</text:span><text:span text:style-name="style10">.</text:span><text:span text:style-name="style11">x</text:span><text:span text:style-name="style10">.</text:span><text:span text:style-name="style11">x</text:span><text:span text:style-name="style10">,</text:span><text:span text:style-name="style11">mW</text:span><text:span text:style-name="style10">.</text:span><text:span text:style-name="style11">x</text:span><text:span text:style-name="style10">.</text:span><text:span text:style-name="style11">y </text:span><text:span text:style-name="style10">),</text:span></text:h>
      <text:h text:style-name="Default">161<text:s text:c="2"/><text:s text:c="2"/><text:span text:style-name="style11">cprint</text:span><text:span text:style-name="style10">( </text:span><text:span text:style-name="style4">58</text:span><text:span text:style-name="style10">,</text:span><text:span text:style-name="style4">18</text:span><text:span text:style-name="style10">,<text:s text:c="3"/></text:span><text:span text:style-name="style6">"| %7.1f<text:s text:c="2"/>%-9.0f | "</text:span><text:span text:style-name="style10">,</text:span><text:span text:style-name="style11">mW</text:span><text:span text:style-name="style10">.</text:span><text:span text:style-name="style11">y</text:span><text:span text:style-name="style10">.</text:span><text:span text:style-name="style11">x</text:span><text:span text:style-name="style10">,</text:span><text:span text:style-name="style11">mW</text:span><text:span text:style-name="style10">.</text:span><text:span text:style-name="style11">y</text:span><text:span text:style-name="style10">.</text:span><text:span text:style-name="style11">y </text:span><text:span text:style-name="style10">),</text:span></text:h>
      <text:h text:style-name="Default">162<text:s text:c="2"/><text:span text:style-name="style2">//cprint( 55,17,"mM:| %7.0f<text:s text:c="2"/>%-8.1f<text:s text:c="2"/>%-9.1f | ",mM.x.x,mM.x.y,mM.x.z ),</text:span></text:h>
      <text:h text:style-name="Default">163<text:s text:c="2"/><text:span text:style-name="style2">//cprint( 58,18,<text:s text:c="3"/>"| %7.1f<text:s text:c="2"/>%-8.0f<text:s text:c="2"/>%-9.1f | ",mM.y.x,mM.y.y,mM.y.z ),</text:span></text:h>
      <text:h text:style-name="Default">164<text:s text:c="2"/><text:span text:style-name="style2">//cprint( 58,19,<text:s text:c="3"/>"| %7.1f<text:s text:c="2"/>%-8.1f<text:s text:c="2"/>%-9.0f | ",mM.z.x,mM.z.y,mM.z.z ),</text:span></text:h>
      <text:h text:style-name="Default">165<text:s text:c="2"/><text:s text:c="2"/><text:span text:style-name="style11">textcolor</text:span><text:span text:style-name="style10">( </text:span><text:span text:style-name="style11">LIGHTGRAY</text:span><text:span text:style-name="style10">,</text:span><text:span text:style-name="style11">BLACK </text:span><text:span text:style-name="style10">),</text:span></text:h>
      <text:h text:style-name="Default">166<text:s text:c="2"/><text:s text:c="2"/><text:span text:style-name="style11">cprint</text:span><text:span text:style-name="style10">( </text:span><text:span text:style-name="style4">51</text:span><text:span text:style-name="style10">,</text:span><text:span text:style-name="style4">19</text:span><text:span text:style-name="style10">,</text:span><text:span text:style-name="style6">"inMass:"</text:span></text:h>
      <text:h text:style-name="Default">167<text:s text:c="2"/><text:s text:c="16"/><text:span text:style-name="style6">"| %7.0f<text:s text:c="2"/>%-8.1f<text:s text:c="2"/>%-9.1f | "</text:span><text:span text:style-name="style10">,</text:span><text:span text:style-name="style11">inMass</text:span><text:span text:style-name="style10">.</text:span><text:span text:style-name="style11">x</text:span><text:span text:style-name="style10">.</text:span><text:span text:style-name="style11">x</text:span><text:span text:style-name="style10">,</text:span><text:span text:style-name="style11">inMass</text:span><text:span text:style-name="style10">.</text:span><text:span text:style-name="style11">x</text:span><text:span text:style-name="style10">.</text:span><text:span text:style-name="style11">y</text:span><text:span text:style-name="style10">,</text:span><text:span text:style-name="style11">inMass</text:span><text:span text:style-name="style10">.</text:span><text:span text:style-name="style11">x</text:span><text:span text:style-name="style10">.</text:span><text:span text:style-name="style11">z</text:span><text:span text:style-name="style10">),</text:span></text:h>
      <text:h text:style-name="Default">168<text:s text:c="2"/><text:s text:c="2"/><text:span text:style-name="style11">cprint</text:span><text:span text:style-name="style10">( </text:span><text:span text:style-name="style4">58</text:span><text:span text:style-name="style10">,</text:span><text:span text:style-name="style4">20</text:span><text:span text:style-name="style10">,</text:span><text:span text:style-name="style6">"| %7.1f<text:s text:c="2"/>%-8.0f<text:s text:c="2"/>%-9.1f | "</text:span><text:span text:style-name="style10">,</text:span><text:span text:style-name="style11">inMass</text:span><text:span text:style-name="style10">.</text:span><text:span text:style-name="style11">y</text:span><text:span text:style-name="style10">.</text:span><text:span text:style-name="style11">x</text:span><text:span text:style-name="style10">,</text:span><text:span text:style-name="style11">inMass</text:span><text:span text:style-name="style10">.</text:span><text:span text:style-name="style11">y</text:span><text:span text:style-name="style10">.</text:span><text:span text:style-name="style11">y</text:span><text:span text:style-name="style10">,</text:span><text:span text:style-name="style11">inMass</text:span><text:span text:style-name="style10">.</text:span><text:span text:style-name="style11">y</text:span><text:span text:style-name="style10">.</text:span><text:span text:style-name="style11">z</text:span><text:span text:style-name="style10">),</text:span></text:h>
      <text:h text:style-name="Default">169<text:s text:c="2"/><text:s text:c="2"/><text:span text:style-name="style11">cprint</text:span><text:span text:style-name="style10">( </text:span><text:span text:style-name="style4">58</text:span><text:span text:style-name="style10">,</text:span><text:span text:style-name="style4">21</text:span><text:span text:style-name="style10">,</text:span><text:span text:style-name="style6">"| %7.1f<text:s text:c="2"/>%-8.1f<text:s text:c="2"/>%-9.0f | "</text:span><text:span text:style-name="style10">,</text:span><text:span text:style-name="style11">inMass</text:span><text:span text:style-name="style10">.</text:span><text:span text:style-name="style11">z</text:span><text:span text:style-name="style10">.</text:span><text:span text:style-name="style11">x</text:span><text:span text:style-name="style10">,</text:span><text:span text:style-name="style11">inMass</text:span><text:span text:style-name="style10">.</text:span><text:span text:style-name="style11">z</text:span><text:span text:style-name="style10">.</text:span><text:span text:style-name="style11">y</text:span><text:span text:style-name="style10">,</text:span><text:span text:style-name="style11">inMass</text:span><text:span text:style-name="style10">.</text:span><text:span text:style-name="style11">z</text:span><text:span text:style-name="style10">.</text:span><text:span text:style-name="style11">z</text:span><text:span text:style-name="style10">),</text:span></text:h>
      <text:h text:style-name="Default">170<text:s text:c="2"/><text:s text:c="2"/><text:span text:style-name="style11">textcolor</text:span><text:span text:style-name="style10">( </text:span><text:span text:style-name="style11">GREEN </text:span><text:span text:style-name="style10">);</text:span></text:h>
      <text:h text:style-name="Default">171<text:s text:c="2"/><text:s text:c="2"/><text:span text:style-name="style5">if</text:span><text:span text:style-name="style10">( </text:span><text:span text:style-name="style11">Statum </text:span><text:span text:style-name="style10">)</text:span><text:span text:style-name="style11">cprint</text:span><text:span text:style-name="style10">( </text:span><text:span text:style-name="style4">55</text:span><text:span text:style-name="style10">,</text:span><text:span text:style-name="style4">22</text:span><text:span text:style-name="style10">,</text:span><text:span text:style-name="style6">"vS:{%6.1f,%.1f,%-6.1f}<text:s text:c="2"/>"</text:span><text:span text:style-name="style10">,</text:span><text:span text:style-name="style11">vS</text:span><text:span text:style-name="style10">.</text:span><text:span text:style-name="style11">x</text:span><text:span text:style-name="style10">,</text:span><text:span text:style-name="style11">vS</text:span><text:span text:style-name="style10">.</text:span><text:span text:style-name="style11">y</text:span><text:span text:style-name="style10">,</text:span><text:span text:style-name="style11">vS</text:span><text:span text:style-name="style10">.</text:span><text:span text:style-name="style11">z </text:span><text:span text:style-name="style10">),</text:span></text:h>
      <text:h text:style-name="Default">172<text:s text:c="2"/><text:s text:c="14"/><text:span text:style-name="style11">cprint</text:span><text:span text:style-name="style10">( </text:span><text:span text:style-name="style4">55</text:span><text:span text:style-name="style10">,</text:span><text:span text:style-name="style4">23</text:span><text:span text:style-name="style10">,</text:span><text:span text:style-name="style6">"vR:{%6.1f,%.1f,%-6.1f}<text:s text:c="2"/>"</text:span><text:span text:style-name="style10">,</text:span><text:span text:style-name="style11">vR</text:span><text:span text:style-name="style10">.</text:span><text:span text:style-name="style11">x</text:span><text:span text:style-name="style10">,</text:span><text:span text:style-name="style11">vR</text:span><text:span text:style-name="style10">.</text:span><text:span text:style-name="style11">y</text:span><text:span text:style-name="style10">,</text:span><text:span text:style-name="style11">vR</text:span><text:span text:style-name="style10">.</text:span><text:span text:style-name="style11">z </text:span><text:span text:style-name="style10">);</text:span></text:h>
      <text:h text:style-name="Default">173<text:s text:c="2"/><text:s text:c="2"/><text:span text:style-name="style5">if</text:span><text:span text:style-name="style10">( </text:span><text:span text:style-name="style11">log </text:span><text:span text:style-name="style10">)</text:span></text:h>
      <text:h text:style-name="Default">174<text:s text:c="2"/><text:s text:c="2"/><text:span text:style-name="style10">{ </text:span><text:span text:style-name="style11">textcolor</text:span><text:span text:style-name="style10">( </text:span><text:span text:style-name="style11">WHITE </text:span><text:span text:style-name="style10">); </text:span><text:span text:style-name="style11">cprint</text:span><text:span text:style-name="style10">( </text:span><text:span text:style-name="style4">1</text:span><text:span text:style-name="style10">,</text:span><text:span text:style-name="style4">7</text:span><text:span text:style-name="style10">,</text:span><text:span text:style-name="style6">"<text:s text:c="2"/>&gt;&gt;&gt; %s \n"</text:span></text:h>
      <text:h text:style-name="Default">175<text:s text:c="2"/><text:s text:c="6"/><text:span text:style-name="style6">"<text:s text:c="2"/>&gt;&gt;&gt; { L=%g, B=%g, T=%g, Ψ=%s\\δd=%.0fсм }^%g<text:s text:c="2"/>№〈A.%d&lt;%+d+&gt;%d.Ф 〉 "</text:span><text:span text:style-name="style10">,</text:span></text:h>
      <text:h text:style-name="Default">176<text:s text:c="2"/><text:s text:c="6"/><text:span text:style-name="style11">ShipName</text:span><text:span text:style-name="style10">,</text:span><text:span text:style-name="style11">Length</text:span><text:span text:style-name="style10">,</text:span><text:span text:style-name="style11">Breadth</text:span><text:span text:style-name="style10">,</text:span><text:span text:style-name="style11">Draught</text:span><text:span text:style-name="style10">,</text:span><text:span text:style-name="style11">DtoA</text:span><text:span text:style-name="style10">(</text:span><text:span text:style-name="style11">Trim</text:span><text:span text:style-name="style10">*</text:span><text:span text:style-name="style11">_Rd</text:span><text:span text:style-name="style10">,</text:span><text:span text:style-name="style4">2</text:span><text:span text:style-name="style10">),</text:span><text:span text:style-name="style11">asin</text:span><text:span text:style-name="style10">(</text:span><text:span text:style-name="style11">Trim</text:span><text:span text:style-name="style10">)*</text:span><text:span text:style-name="style11">Length</text:span><text:span text:style-name="style10">*</text:span><text:span text:style-name="style4">50</text:span><text:span text:style-name="style10">,</text:span></text:h>
      <text:h text:style-name="Default">177<text:s text:c="2"/><text:s text:c="6"/><text:span text:style-name="style11">Ofs</text:span><text:span text:style-name="style10">.</text:span><text:span text:style-name="style11">z</text:span><text:span text:style-name="style10">-</text:span><text:span text:style-name="style11">Draught</text:span><text:span text:style-name="style10">,</text:span><text:span text:style-name="style11">Stern</text:span><text:span text:style-name="style10">.</text:span><text:span text:style-name="style11">len</text:span><text:span text:style-name="style10">,</text:span><text:span text:style-name="style11">Nframes</text:span><text:span text:style-name="style10">,</text:span><text:span text:style-name="style11">Stem</text:span><text:span text:style-name="style10">.</text:span><text:span text:style-name="style11">len </text:span><text:span text:style-name="style10">);</text:span></text:h>
      <text:h text:style-name="Default">178<text:s text:c="2"/><text:s text:c="16"/><text:span text:style-name="style11">textcolor</text:span><text:span text:style-name="style10">( </text:span><text:span text:style-name="style11">CYAN </text:span><text:span text:style-name="style10">); </text:span><text:span text:style-name="style11">cprint</text:span><text:span text:style-name="style10">( </text:span><text:span text:style-name="style4">1</text:span><text:span text:style-name="style10">,</text:span><text:span text:style-name="style4">38</text:span><text:span text:style-name="style10">,</text:span><text:span text:style-name="style11">fname</text:span><text:span text:style-name="style10">( </text:span><text:span text:style-name="style11">fext</text:span><text:span text:style-name="style10">( </text:span><text:span text:style-name="style11">FileName </text:span><text:span text:style-name="style10">) ) );</text:span></text:h>
      <text:h text:style-name="Default">179<text:s text:c="2"/><text:s text:c="4"/><text:span text:style-name="style5">if</text:span><text:span text:style-name="style10">( !</text:span><text:span text:style-name="style11">VIL </text:span><text:span text:style-name="style10">){ </text:span><text:span text:style-name="style11">textcolor</text:span><text:span text:style-name="style10">( </text:span><text:span text:style-name="style11">MAGENTA </text:span><text:span text:style-name="style10">); </text:span><text:span text:style-name="style11">printf</text:span><text:span text:style-name="style10">( </text:span><text:span text:style-name="style6">" &lt;= без протокола" </text:span><text:span text:style-name="style10">); } </text:span><text:span text:style-name="style5">else</text:span></text:h>
      <text:h text:style-name="Default">180<text:s text:c="2"/><text:s text:c="4"/><text:span text:style-name="style5">if</text:span><text:span text:style-name="style10">( </text:span><text:span text:style-name="style11">Educt</text:span><text:span text:style-name="style10">&amp;</text:span><text:span text:style-name="style4">0xFF </text:span><text:span text:style-name="style10">)</text:span></text:h>
      <text:h text:style-name="Default">181<text:s text:c="2"/><text:s text:c="4"/><text:span text:style-name="style10">{ </text:span><text:span text:style-name="style11">textcolor</text:span><text:span text:style-name="style10">( </text:span><text:span text:style-name="style11">GREEN </text:span><text:span text:style-name="style10">); </text:span><text:span text:style-name="style11">printf</text:span><text:span text:style-name="style10">( </text:span><text:span text:style-name="style6">" &lt;=%s: %s%s; %s%s%s{%s%s%s}"</text:span><text:span text:style-name="style10">,</text:span></text:h>
      <text:h text:style-name="Default">182<text:s text:c="2"/><text:s text:c="6"/><text:span text:style-name="style11">Educt</text:span><text:span text:style-name="style10">&amp;</text:span><text:span text:style-name="style4">0x200</text:span><text:span text:style-name="style10">?</text:span><text:span text:style-name="style6">"кратко"</text:span><text:span text:style-name="style10">:</text:span><text:span text:style-name="style6">"полно"</text:span><text:span text:style-name="style10">,</text:span><text:span text:style-name="style11">Educt</text:span><text:span text:style-name="style10">&amp;</text:span><text:span text:style-name="style4">1</text:span><text:span text:style-name="style10">?</text:span><text:span text:style-name="style6">" ход,"</text:span><text:span text:style-name="style10">:</text:span><text:span text:style-name="style6">""</text:span><text:span text:style-name="style10">,</text:span><text:span text:style-name="style11">Educt</text:span><text:span text:style-name="style10">&amp;</text:span><text:span text:style-name="style4">2</text:span><text:span text:style-name="style10">?</text:span><text:span text:style-name="style6">" курс"</text:span><text:span text:style-name="style10">:</text:span><text:span text:style-name="style6">""</text:span><text:span text:style-name="style10">,</text:span></text:h>
      <text:h text:style-name="Default">183<text:s text:c="2"/><text:s text:c="6"/><text:span text:style-name="style11">Educt</text:span><text:span text:style-name="style10">&amp;</text:span><text:span text:style-name="style4">4</text:span><text:span text:style-name="style10">?</text:span><text:span text:style-name="style6">" вертикаль,"</text:span><text:span text:style-name="style10">:</text:span><text:span text:style-name="style6">""</text:span><text:span text:style-name="style10">,</text:span><text:span text:style-name="style11">Educt</text:span><text:span text:style-name="style10">&amp;</text:span><text:span text:style-name="style4">8</text:span><text:span text:style-name="style10">?</text:span><text:span text:style-name="style6">" борт,"</text:span><text:span text:style-name="style10">:</text:span><text:span text:style-name="style6">""</text:span><text:span text:style-name="style10">,</text:span><text:span text:style-name="style11">Educt</text:span><text:span text:style-name="style10">&amp;</text:span><text:span text:style-name="style4">16</text:span><text:span text:style-name="style10">?</text:span><text:span text:style-name="style6">" киль "</text:span><text:span text:style-name="style10">:</text:span><text:span text:style-name="style6">""</text:span><text:span text:style-name="style10">,</text:span></text:h>
      <text:h text:style-name="Default">184<text:s text:c="2"/><text:s text:c="6"/><text:span text:style-name="style11">Educt</text:span><text:span text:style-name="style10">&amp;</text:span><text:span text:style-name="style4">32</text:span><text:span text:style-name="style10">?</text:span><text:span text:style-name="style6">"корма,"</text:span><text:span text:style-name="style10">:</text:span><text:span text:style-name="style6">""</text:span><text:span text:style-name="style10">,</text:span><text:span text:style-name="style11">Educt</text:span><text:span text:style-name="style10">&amp;</text:span><text:span text:style-name="style4">64</text:span><text:span text:style-name="style10">?</text:span><text:span text:style-name="style6">"мидель,"</text:span><text:span text:style-name="style10">:</text:span><text:span text:style-name="style6">""</text:span><text:span text:style-name="style10">,</text:span><text:span text:style-name="style11">Educt</text:span><text:span text:style-name="style10">&amp;</text:span><text:span text:style-name="style4">128</text:span><text:span text:style-name="style10">?</text:span><text:span text:style-name="style6">"нос"</text:span><text:span text:style-name="style10">:</text:span><text:span text:style-name="style6">"" </text:span><text:span text:style-name="style10">);</text:span></text:h>
      <text:h text:style-name="Default">185<text:s text:c="2"/><text:s text:c="6"/><text:span text:style-name="style11">logTime</text:span><text:span text:style-name="style10">(); </text:span><text:span text:style-name="style11">fprintf</text:span><text:span text:style-name="style10">( </text:span><text:span text:style-name="style11">VIL</text:span><text:span text:style-name="style10">,</text:span><text:span text:style-name="style6">"\n\n<text:s text:c="2"/>⇒ %s \n"</text:span></text:h>
      <text:h text:style-name="Default">186<text:s text:c="2"/><text:s text:c="6"/><text:span text:style-name="style6">"<text:s text:c="2"/>⇒ { L=%g, B=%g, T=%g, Ψ=%s\\δd=%.0fсм }^%g<text:s text:c="2"/>№〈а.%d&lt;шп[%d]&gt;%d.ф〉\n"</text:span></text:h>
      <text:h text:style-name="Default">187<text:s text:c="2"/><text:s text:c="6"/><text:span text:style-name="style6">"<text:s text:c="2"/>⇒ { δ=%.2f, W=%.1f m³, S=%.1f m², F=%.1f m² }\n"</text:span></text:h>
      <text:h text:style-name="Default">188<text:s text:c="2"/><text:s text:c="6"/><text:span text:style-name="style6">"<text:s text:c="2"/>⇒ С{ x=%.1f, z=%.2f }, zG=%.2f, r=%.2f, h=%.2f [м]"</text:span><text:span text:style-name="style10">,</text:span></text:h>
      <text:h text:style-name="Default">189<text:s text:c="2"/><text:s text:c="6"/><text:span text:style-name="style11">ShipName</text:span><text:span text:style-name="style10">,</text:span><text:span text:style-name="style11">Length</text:span><text:span text:style-name="style10">,</text:span><text:span text:style-name="style11">Breadth</text:span><text:span text:style-name="style10">,</text:span><text:span text:style-name="style11">Draught</text:span><text:span text:style-name="style10">,</text:span><text:span text:style-name="style11">DtoA</text:span><text:span text:style-name="style10">(</text:span><text:span text:style-name="style11">Trim</text:span><text:span text:style-name="style10">*</text:span><text:span text:style-name="style11">_Rd</text:span><text:span text:style-name="style10">,</text:span><text:span text:style-name="style4">2</text:span><text:span text:style-name="style10">),</text:span><text:span text:style-name="style11">asin</text:span><text:span text:style-name="style10">(</text:span><text:span text:style-name="style11">Trim</text:span><text:span text:style-name="style10">)*</text:span><text:span text:style-name="style11">Length</text:span><text:span text:style-name="style10">*</text:span><text:span text:style-name="style4">50</text:span><text:span text:style-name="style10">,</text:span></text:h>
      <text:h text:style-name="Default">190<text:s text:c="2"/><text:s text:c="6"/><text:span text:style-name="style11">Ofs</text:span><text:span text:style-name="style10">.</text:span><text:span text:style-name="style11">z</text:span><text:span text:style-name="style10">-</text:span><text:span text:style-name="style11">Draught</text:span><text:span text:style-name="style10">,</text:span><text:span text:style-name="style11">Stern</text:span><text:span text:style-name="style10">.</text:span><text:span text:style-name="style11">len</text:span><text:span text:style-name="style10">,</text:span><text:span text:style-name="style11">Nframes</text:span><text:span text:style-name="style10">,</text:span><text:span text:style-name="style11">Stem</text:span><text:span text:style-name="style10">.</text:span><text:span text:style-name="style11">len</text:span><text:span text:style-name="style10">,</text:span><text:span text:style-name="style11">Volume</text:span><text:span text:style-name="style10">/</text:span><text:span text:style-name="style11">Length</text:span><text:span text:style-name="style10">/</text:span><text:span text:style-name="style11">Breadth</text:span><text:span text:style-name="style10">/</text:span><text:span text:style-name="style11">Draught</text:span><text:span text:style-name="style10">,</text:span></text:h>
      <text:h text:style-name="Default">191<text:s text:c="2"/><text:s text:c="6"/><text:span text:style-name="style11">Volume</text:span><text:span text:style-name="style10">,</text:span><text:span text:style-name="style11">Surface</text:span><text:span text:style-name="style10">,</text:span><text:span text:style-name="style11">Floatage</text:span><text:span text:style-name="style10">,</text:span><text:span text:style-name="style11">Buoyancy</text:span><text:span text:style-name="style10">.</text:span><text:span text:style-name="style11">x</text:span><text:span text:style-name="style10">,</text:span><text:span text:style-name="style11">Buoyancy</text:span><text:span text:style-name="style10">.</text:span><text:span text:style-name="style11">z</text:span><text:span text:style-name="style10">,</text:span><text:span text:style-name="style11">Gravity</text:span><text:span text:style-name="style10">.</text:span><text:span text:style-name="style11">z</text:span><text:span text:style-name="style10">,</text:span></text:h>
      <text:h text:style-name="Default">192<text:s text:c="2"/><text:s text:c="6"/><text:span text:style-name="style11">Metacenter</text:span><text:span text:style-name="style10">.</text:span><text:span text:style-name="style11">z</text:span><text:span text:style-name="style10">-</text:span><text:span text:style-name="style11">Buoyancy</text:span><text:span text:style-name="style10">.</text:span><text:span text:style-name="style11">z</text:span><text:span text:style-name="style10">,</text:span><text:span text:style-name="style11">hX </text:span><text:span text:style-name="style10">);</text:span></text:h>
      <text:h text:style-name="Default">193<text:s text:c="2"/><text:s text:c="6"/><text:span text:style-name="style5">if</text:span><text:span text:style-name="style10">( </text:span><text:span text:style-name="style11">F</text:span><text:span text:style-name="style10">.</text:span><text:span text:style-name="style11">Kt</text:span><text:span text:style-name="style10">&lt;</text:span><text:span text:style-name="style4">2 </text:span><text:span text:style-name="style10">)</text:span><text:span text:style-name="style11">logDamp</text:span><text:span text:style-name="style10">(),</text:span><text:span text:style-name="style11">logHydro</text:span><text:span text:style-name="style10">(); </text:span><text:span text:style-name="style11">fprintf</text:span><text:span text:style-name="style10">( </text:span><text:span text:style-name="style11">VIL</text:span><text:span text:style-name="style10">,</text:span><text:span text:style-name="style6">"\n" </text:span><text:span text:style-name="style10">);</text:span></text:h>
      <text:h text:style-name="Default">194<text:s text:c="2"/><text:s text:c="2"/><text:span text:style-name="style10">} } </text:span><text:span text:style-name="style5">return </text:span><text:span text:style-name="style10">*</text:span><text:span text:style-name="style5">this</text:span><text:span text:style-name="style10">;</text:span></text:h>
      <text:h text:style-name="Default">195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